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test" table:style-name="ta1" table:print="false">
        <table:table-column table:style-name="co1" table:number-columns-repeated="12" table:default-cell-style-name="Default"/>
        <table:table-row table:style-name="ro1">
          <table:table-cell/>
          <table:table-cell table:style-name="ce1" office:value-type="string">
            <text:p>[ PREV -1 ] </text:p>
          </table:table-cell>
          <table:table-cell table:style-name="ce1" table:number-columns-repeated="2"/>
          <table:table-cell/>
          <table:table-cell table:style-name="ce1" office:value-type="string">
            <text:p>[ PREV -2 ]</text:p>
          </table:table-cell>
          <table:table-cell table:style-name="ce1" table:number-columns-repeated="2"/>
          <table:table-cell/>
          <table:table-cell table:style-name="ce1" office:value-type="string">
            <text:p>[ NEXT +1 ]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2" office:value-type="string">
            <text:p>por</text:p>
          </table:table-cell>
          <table:table-cell table:style-name="ce2"/>
          <table:table-cell table:style-name="ce2" office:value-type="float" office:value="15">
            <text:p>15</text:p>
          </table:table-cell>
          <table:table-cell/>
          <table:table-cell table:style-name="ce2" office:value-type="string">
            <text:p>,</text:p>
          </table:table-cell>
          <table:table-cell table:style-name="ce2"/>
          <table:table-cell table:style-name="ce2" office:value-type="float" office:value="6">
            <text:p>6</text:p>
          </table:table-cell>
          <table:table-cell/>
          <table:table-cell table:style-name="ce2" office:value-type="string">
            <text:p>*0*</text:p>
          </table:table-cell>
          <table:table-cell table:style-name="ce2"/>
          <table:table-cell table:style-name="ce2" office:value-type="float" office:value="7">
            <text:p>7</text:p>
          </table:table-cell>
        </table:table-row>
        <table:table-row table:style-name="ro1">
          <table:table-cell/>
          <table:table-cell table:style-name="ce2" office:value-type="string">
            <text:p>,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string">
            <text:p>¿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string">
            <text:p>?</text:p>
          </table:table-cell>
          <table:table-cell table:style-name="ce2"/>
          <table:table-cell table:style-name="ce2"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string">
            <text:p>de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2" office:value-type="string">
            <text:p>se</text:p>
          </table:table-cell>
          <table:table-cell table:style-name="ce2"/>
          <table:table-cell table:style-name="ce2"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float" office:value="-0">
            <text:p>-0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office:value-type="string">
            <text:p>sabe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2" office:value-type="string">
            <text:p>no</text:p>
          </table:table-cell>
          <table:table-cell table:style-name="ce2"/>
          <table:table-cell table:style-name="ce2"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string">
            <text:p>y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office:value-type="string">
            <text:p>s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ued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string">
            <text:p>¿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office:value-type="string">
            <text:p>residí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g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sconoc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ignific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ab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-0">
            <text:p>-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e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úblic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mprende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é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verá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ar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sc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ercibi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ebier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ole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é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eng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r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qu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eguntam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observan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imitacione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n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abí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nadi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irección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ve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ve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guna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verem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íjens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t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uan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isteri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uga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estudi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ien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iemp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dic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e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uncion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abe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tlético_de_madri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amoso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*0*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rrunt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las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demostró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eguntars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ugos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constantement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vamo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hábitat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stará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recordam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v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obedecien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asualidad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operació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speranz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ocultarl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se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creativ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limpia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realizarí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un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l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y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criterio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nguit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sirv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tacan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proporción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fu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podí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proced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querrá</text:p>
          </table:table-cell>
          <table:table-cell/>
          <table:table-cell office:value-type="float" office:value="1">
            <text:p>1</text:p>
          </table:table-cell>
        </table:table-row>
      </table:table>
      <table:table table:name="train" table:style-name="ta1" table:print="false">
        <table:table-column table:style-name="co1" table:number-columns-repeated="12" table:default-cell-style-name="Default"/>
        <table:table-row table:style-name="ro1">
          <table:table-cell/>
          <table:table-cell table:style-name="ce1" office:value-type="string">
            <text:p>[ PREV -1 ] </text:p>
          </table:table-cell>
          <table:table-cell table:style-name="ce1" table:number-columns-repeated="2"/>
          <table:table-cell/>
          <table:table-cell table:style-name="ce1" office:value-type="string">
            <text:p>[ PREV -2 ]</text:p>
          </table:table-cell>
          <table:table-cell table:style-name="ce1" table:number-columns-repeated="2"/>
          <table:table-cell/>
          <table:table-cell table:style-name="ce1" office:value-type="string">
            <text:p>[ NEXT +1 ]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2" office:value-type="string">
            <text:p>por</text:p>
          </table:table-cell>
          <table:table-cell table:style-name="ce2"/>
          <table:table-cell table:style-name="ce2" office:value-type="float" office:value="23">
            <text:p>23</text:p>
          </table:table-cell>
          <table:table-cell/>
          <table:table-cell table:style-name="ce2" office:value-type="string">
            <text:p>,</text:p>
          </table:table-cell>
          <table:table-cell table:style-name="ce2"/>
          <table:table-cell table:style-name="ce2" office:value-type="float" office:value="9">
            <text:p>9</text:p>
          </table:table-cell>
          <table:table-cell/>
          <table:table-cell table:style-name="ce2" office:value-type="string">
            <text:p>se</text:p>
          </table:table-cell>
          <table:table-cell table:style-name="ce2"/>
          <table:table-cell table:style-name="ce2" office:value-type="float" office:value="15">
            <text:p>15</text:p>
          </table:table-cell>
        </table:table-row>
        <table:table-row table:style-name="ro1">
          <table:table-cell/>
          <table:table-cell table:style-name="ce2" office:value-type="string">
            <text:p>¿</text:p>
          </table:table-cell>
          <table:table-cell table:style-name="ce2"/>
          <table:table-cell table:style-name="ce2" office:value-type="float" office:value="10">
            <text:p>10</text:p>
          </table:table-cell>
          <table:table-cell/>
          <table:table-cell table:style-name="ce2" office:value-type="string">
            <text:p>no</text:p>
          </table:table-cell>
          <table:table-cell table:style-name="ce2"/>
          <table:table-cell table:style-name="ce2" office:value-type="float" office:value="7">
            <text:p>7</text:p>
          </table:table-cell>
          <table:table-cell/>
          <table:table-cell table:style-name="ce2" office:value-type="string">
            <text:p>?</text:p>
          </table:table-cell>
          <table:table-cell table:style-name="ce2"/>
          <table:table-cell table:style-name="ce2" office:value-type="float" office:value="8">
            <text:p>8</text:p>
          </table:table-cell>
        </table:table-row>
        <table:table-row table:style-name="ro1">
          <table:table-cell/>
          <table:table-cell table:style-name="ce2" office:value-type="string">
            <text:p>de</text:p>
          </table:table-cell>
          <table:table-cell table:style-name="ce2"/>
          <table:table-cell table:style-name="ce2" office:value-type="float" office:value="9">
            <text:p>9</text:p>
          </table:table-cell>
          <table:table-cell/>
          <table:table-cell table:style-name="ce2" office:value-type="string">
            <text:p>para</text:p>
          </table:table-cell>
          <table:table-cell table:style-name="ce2"/>
          <table:table-cell table:style-name="ce2" office:value-type="float" office:value="7">
            <text:p>7</text:p>
          </table:table-cell>
          <table:table-cell/>
          <table:table-cell table:style-name="ce2" office:value-type="string">
            <text:p>,</text:p>
          </table:table-cell>
          <table:table-cell table:style-name="ce2"/>
          <table:table-cell table:style-name="ce2" office:value-type="float" office:value="7">
            <text:p>7</text:p>
          </table:table-cell>
        </table:table-row>
        <table:table-row table:style-name="ro1">
          <table:table-cell/>
          <table:table-cell table:style-name="ce2" office:value-type="string">
            <text:p>para</text:p>
          </table:table-cell>
          <table:table-cell table:style-name="ce2"/>
          <table:table-cell table:style-name="ce2" office:value-type="float" office:value="9">
            <text:p>9</text:p>
          </table:table-cell>
          <table:table-cell/>
          <table:table-cell table:style-name="ce2" office:value-type="string">
            <text:p>¿</text:p>
          </table:table-cell>
          <table:table-cell table:style-name="ce2"/>
          <table:table-cell table:style-name="ce2" office:value-type="float" office:value="6">
            <text:p>6</text:p>
          </table:table-cell>
          <table:table-cell/>
          <table:table-cell table:style-name="ce2" office:value-type="string">
            <text:p>no</text:p>
          </table:table-cell>
          <table:table-cell table:style-name="ce2"/>
          <table:table-cell table:style-name="ce2" office:value-type="float" office:value="6">
            <text:p>6</text:p>
          </table:table-cell>
        </table:table-row>
        <table:table-row table:style-name="ro1">
          <table:table-cell/>
          <table:table-cell table:style-name="ce2" office:value-type="float" office:value="-0">
            <text:p>-0</text:p>
          </table:table-cell>
          <table:table-cell table:style-name="ce2"/>
          <table:table-cell table:style-name="ce2" office:value-type="float" office:value="9">
            <text:p>9</text:p>
          </table:table-cell>
          <table:table-cell/>
          <table:table-cell table:style-name="ce2" office:value-type="string">
            <text:p>y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string">
            <text:p>*0*</text:p>
          </table:table-cell>
          <table:table-cell table:style-name="ce2"/>
          <table:table-cell table:style-name="ce2" office:value-type="float" office:value="6">
            <text:p>6</text:p>
          </table:table-cell>
        </table:table-row>
        <table:table-row table:style-name="ro1">
          <table:table-cell/>
          <table:table-cell table:style-name="ce2" office:value-type="string">
            <text:p>sobre</text:p>
          </table:table-cell>
          <table:table-cell table:style-name="ce2"/>
          <table:table-cell table:style-name="ce2" office:value-type="float" office:value="7">
            <text:p>7</text:p>
          </table:table-cell>
          <table:table-cell/>
          <table:table-cell table:style-name="ce2" office:value-type="float" office:value="-0">
            <text:p>-0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string">
            <text:p>es</text:p>
          </table:table-cell>
          <table:table-cell table:style-name="ce2"/>
          <table:table-cell table:style-name="ce2"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string">
            <text:p>ver</text:p>
          </table:table-cell>
          <table:table-cell table:style-name="ce2"/>
          <table:table-cell table:style-name="ce2" office:value-type="float" office:value="6">
            <text:p>6</text:p>
          </table:table-cell>
          <table:table-cell/>
          <table:table-cell table:style-name="ce2" office:value-type="string">
            <text:p>que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string">
            <text:p>le</text:p>
          </table:table-cell>
          <table:table-cell table:style-name="ce2"/>
          <table:table-cell table:style-name="ce2"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string">
            <text:p>,</text:p>
          </table:table-cell>
          <table:table-cell table:style-name="ce2"/>
          <table:table-cell table:style-name="ce2" office:value-type="float" office:value="6">
            <text:p>6</text:p>
          </table:table-cell>
          <table:table-cell/>
          <table:table-cell table:style-name="ce2" office:value-type="string">
            <text:p>se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string">
            <text:p>está</text:p>
          </table:table-cell>
          <table:table-cell table:style-name="ce2"/>
          <table:table-cell table:style-name="ce2"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string">
            <text:p>en</text:p>
          </table:table-cell>
          <table:table-cell table:style-name="ce2"/>
          <table:table-cell table:style-name="ce2" office:value-type="float" office:value="6">
            <text:p>6</text:p>
          </table:table-cell>
          <table:table-cell/>
          <table:table-cell table:style-name="ce2" office:value-type="string">
            <text:p>gustará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office:value-type="string">
            <text:p>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string">
            <text:p>y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string">
            <text:p>*0*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office:value-type="string">
            <text:p>está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string">
            <text:p>saber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string">
            <text:p>saber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office:value-type="string">
            <text:p>recae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string">
            <text:p>a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office:value-type="string">
            <text:p>e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y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string">
            <text:p>sé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office:value-type="string">
            <text:p>d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quip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stablece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e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specto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ien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cribi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string">
            <text:p>¡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office:value-type="string">
            <text:p>tení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ignific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edeci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termin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edida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observó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iene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itulació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string">
            <text:p>"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office:value-type="string">
            <text:p>pregun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r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veremos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3" office:value-type="string">
            <text:p>?</text:p>
          </table:table-cell>
          <table:table-cell table:style-name="ce3"/>
          <table:table-cell table:style-name="ce3" office:value-type="float" office:value="2">
            <text:p>2</text:p>
          </table:table-cell>
          <table:table-cell/>
          <table:table-cell office:value-type="string">
            <text:p>er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ni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"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veam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ace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*0*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vien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eligr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studi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bí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rrendatari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ehene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ued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lantea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eb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ich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explicab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uece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l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hast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stá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vid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ve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iudadan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rganism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revel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c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merán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analiza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oces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y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ontará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valúe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unt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explic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xplic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nad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-fpt-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é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brevivi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dirá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br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curr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ab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uest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odemo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onoce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instrucció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odremo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idió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esolverí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v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quis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ayorí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descubri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eguntad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r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desconoc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stá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explique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etend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o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dijer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esacuer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analiz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nunció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una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tú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e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ól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ho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iensa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al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l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indic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u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eñaló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ncret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egui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lar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specha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ejora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abí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u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moción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determin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enry_for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ien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apreci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xpliqu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v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amach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ermini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ejo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iquier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ediccione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e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rens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acerdot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decid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erí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e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eunione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investiga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explicó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necesidad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recisó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ni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esagradabl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vislumbrar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ensab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viaja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íjat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cemo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vi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é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onit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er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er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ajón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estudiarem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isra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bordan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ubray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inta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analizan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ide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specha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regunté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ebat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bríai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exactament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ni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comprendem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artid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debe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endrá_luga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utilizará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re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civi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m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s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sabem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ron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si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ag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sabí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burrimient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profun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odí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"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iens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difíci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as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cuá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eñor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dond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volucion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y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arc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partid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un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abe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n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ivarm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presumi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ad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cambia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ésto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vienen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hacerl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luchamo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onc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ctitud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daptamo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un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l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pi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ocurrirá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fech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caray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clas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sient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pasó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vien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solución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perfecciona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l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van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ocurrí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uno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consistirá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cargo</text:p>
          </table:table-cell>
          <table:table-cell/>
          <table:table-cell office:value-type="float" office:value="1">
            <text:p>1</text:p>
          </table:table-cell>
        </table:table-row>
      </table:table>
      <table:table table:name="full" table:style-name="ta1" table:print="false">
        <table:table-column table:style-name="co1" table:number-columns-repeated="13" table:default-cell-style-name="Default"/>
        <table:table-row table:style-name="ro1">
          <table:table-cell/>
          <table:table-cell table:style-name="ce1" office:value-type="string">
            <text:p>[ PREV -1 ] </text:p>
          </table:table-cell>
          <table:table-cell table:style-name="ce1" table:number-columns-repeated="2"/>
          <table:table-cell table:formula="of:=SUM([.D2:.D77])" office:value-type="float" office:value="216">
            <text:p>216</text:p>
          </table:table-cell>
          <table:table-cell table:style-name="ce1" office:value-type="string">
            <text:p>[ PREV -2 ]</text:p>
          </table:table-cell>
          <table:table-cell table:style-name="ce1" table:number-columns-repeated="2"/>
          <table:table-cell table:formula="of:=SUM([.H2:.H145])" office:value-type="float" office:value="183">
            <text:p>183</text:p>
          </table:table-cell>
          <table:table-cell table:style-name="ce1" office:value-type="string">
            <text:p>[ NEXT +1 ]</text:p>
          </table:table-cell>
          <table:table-cell table:style-name="ce1" table:number-columns-repeated="2"/>
          <table:table-cell table:formula="of:=SUM([.L2:.L145])" office:value-type="float" office:value="238">
            <text:p>238</text:p>
          </table:table-cell>
        </table:table-row>
        <table:table-row table:style-name="ro1">
          <table:table-cell/>
          <table:table-cell table:style-name="ce2" office:value-type="string">
            <text:p>por</text:p>
          </table:table-cell>
          <table:table-cell table:style-name="ce2"/>
          <table:table-cell table:style-name="ce2" office:value-type="float" office:value="38">
            <text:p>38</text:p>
          </table:table-cell>
          <table:table-cell table:formula="of:=[.D2]*100/216" office:value-type="float" office:value="17.5925925925926">
            <text:p>17.5925925926</text:p>
          </table:table-cell>
          <table:table-cell table:style-name="ce2" office:value-type="string">
            <text:p>,</text:p>
          </table:table-cell>
          <table:table-cell table:style-name="ce2"/>
          <table:table-cell table:style-name="ce2" office:value-type="float" office:value="15">
            <text:p>15</text:p>
          </table:table-cell>
          <table:table-cell table:formula="of:=[.H2]*100/183" office:value-type="float" office:value="8.19672131147541">
            <text:p>8.1967213115</text:p>
          </table:table-cell>
          <table:table-cell table:style-name="ce2" office:value-type="string">
            <text:p>se</text:p>
          </table:table-cell>
          <table:table-cell table:style-name="ce2"/>
          <table:table-cell table:style-name="ce2" office:value-type="float" office:value="18">
            <text:p>18</text:p>
          </table:table-cell>
          <table:table-cell table:formula="of:=[.L2]*100/238" office:value-type="float" office:value="7.56302521008403">
            <text:p>7.5630252101</text:p>
          </table:table-cell>
        </table:table-row>
        <table:table-row table:style-name="ro1">
          <table:table-cell/>
          <table:table-cell table:style-name="ce2" office:value-type="string">
            <text:p>de</text:p>
          </table:table-cell>
          <table:table-cell table:style-name="ce2"/>
          <table:table-cell table:style-name="ce2" office:value-type="float" office:value="13">
            <text:p>13</text:p>
          </table:table-cell>
          <table:table-cell table:formula="of:=[.D3]*100/216" office:value-type="float" office:value="6.01851851851852">
            <text:p>6.0185185185</text:p>
          </table:table-cell>
          <table:table-cell table:style-name="ce2" office:value-type="string">
            <text:p>no</text:p>
          </table:table-cell>
          <table:table-cell table:style-name="ce2"/>
          <table:table-cell table:style-name="ce2" office:value-type="float" office:value="9">
            <text:p>9</text:p>
          </table:table-cell>
          <table:table-cell table:formula="of:=[.H3]*100/183" office:value-type="float" office:value="4.91803278688525">
            <text:p>4.9180327869</text:p>
          </table:table-cell>
          <table:table-cell table:style-name="ce2" office:value-type="string">
            <text:p>*0*</text:p>
          </table:table-cell>
          <table:table-cell table:style-name="ce2"/>
          <table:table-cell table:style-name="ce2" office:value-type="float" office:value="13">
            <text:p>13</text:p>
          </table:table-cell>
          <table:table-cell table:formula="of:=[.L3]*100/238" office:value-type="float" office:value="5.46218487394958">
            <text:p>5.4621848739</text:p>
          </table:table-cell>
        </table:table-row>
        <table:table-row table:style-name="ro1">
          <table:table-cell/>
          <table:table-cell table:style-name="ce2" office:value-type="string">
            <text:p>¿</text:p>
          </table:table-cell>
          <table:table-cell table:style-name="ce2"/>
          <table:table-cell table:style-name="ce2" office:value-type="float" office:value="13">
            <text:p>13</text:p>
          </table:table-cell>
          <table:table-cell table:formula="of:=[.D4]*100/216" office:value-type="float" office:value="6.01851851851852">
            <text:p>6.0185185185</text:p>
          </table:table-cell>
          <table:table-cell table:style-name="ce2" office:value-type="string">
            <text:p>¿</text:p>
          </table:table-cell>
          <table:table-cell table:style-name="ce2"/>
          <table:table-cell table:style-name="ce2" office:value-type="float" office:value="9">
            <text:p>9</text:p>
          </table:table-cell>
          <table:table-cell table:formula="of:=[.H4]*100/183" office:value-type="float" office:value="4.91803278688525">
            <text:p>4.9180327869</text:p>
          </table:table-cell>
          <table:table-cell table:style-name="ce2" office:value-type="string">
            <text:p>?</text:p>
          </table:table-cell>
          <table:table-cell table:style-name="ce2"/>
          <table:table-cell table:style-name="ce2" office:value-type="float" office:value="12">
            <text:p>12</text:p>
          </table:table-cell>
          <table:table-cell table:formula="of:=[.L4]*100/238" office:value-type="float" office:value="5.04201680672269">
            <text:p>5.0420168067</text:p>
          </table:table-cell>
        </table:table-row>
        <table:table-row table:style-name="ro1">
          <table:table-cell/>
          <table:table-cell table:style-name="ce2" office:value-type="float" office:value="-0">
            <text:p>-0</text:p>
          </table:table-cell>
          <table:table-cell table:style-name="ce2"/>
          <table:table-cell table:style-name="ce2" office:value-type="float" office:value="12">
            <text:p>12</text:p>
          </table:table-cell>
          <table:table-cell table:formula="of:=[.D5]*100/216" office:value-type="float" office:value="5.55555555555556">
            <text:p>5.5555555556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formula="of:=[.H5]*100/183" office:value-type="float" office:value="4.37158469945355">
            <text:p>4.3715846995</text:p>
          </table:table-cell>
          <table:table-cell table:style-name="ce2" office:value-type="string">
            <text:p>no</text:p>
          </table:table-cell>
          <table:table-cell table:style-name="ce2"/>
          <table:table-cell table:style-name="ce2" office:value-type="float" office:value="9">
            <text:p>9</text:p>
          </table:table-cell>
          <table:table-cell table:formula="of:=[.L5]*100/238" office:value-type="float" office:value="3.78151260504202">
            <text:p>3.781512605</text:p>
          </table:table-cell>
        </table:table-row>
        <table:table-row table:style-name="ro1">
          <table:table-cell/>
          <table:table-cell table:style-name="ce2" office:value-type="string">
            <text:p>,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formula="of:=[.D6]*100/216" office:value-type="float" office:value="4.62962962962963">
            <text:p>4.6296296296</text:p>
          </table:table-cell>
          <table:table-cell table:style-name="ce2" office:value-type="float" office:value="-0">
            <text:p>-0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formula="of:=[.H6]*100/183" office:value-type="float" office:value="3.27868852459016">
            <text:p>3.2786885246</text:p>
          </table:table-cell>
          <table:table-cell table:style-name="ce2" office:value-type="string">
            <text:p>,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formula="of:=[.L6]*100/238" office:value-type="float" office:value="2.94117647058824">
            <text:p>2.9411764706</text:p>
          </table:table-cell>
        </table:table-row>
        <table:table-row table:style-name="ro1">
          <table:table-cell/>
          <table:table-cell table:style-name="ce2" office:value-type="string">
            <text:p>para</text:p>
          </table:table-cell>
          <table:table-cell table:style-name="ce2"/>
          <table:table-cell table:style-name="ce2" office:value-type="float" office:value="9">
            <text:p>9</text:p>
          </table:table-cell>
          <table:table-cell table:formula="of:=[.D7]*100/216" office:value-type="float" office:value="4.16666666666667">
            <text:p>4.1666666667</text:p>
          </table:table-cell>
          <table:table-cell table:style-name="ce2" office:value-type="string">
            <text:p>se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formula="of:=[.H7]*100/183" office:value-type="float" office:value="3.27868852459016">
            <text:p>3.2786885246</text:p>
          </table:table-cell>
          <table:table-cell table:style-name="ce2" office:value-type="string">
            <text:p>es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formula="of:=[.L7]*100/238" office:value-type="float" office:value="2.52100840336134">
            <text:p>2.5210084034</text:p>
          </table:table-cell>
        </table:table-row>
        <table:table-row table:style-name="ro1">
          <table:table-cell/>
          <table:table-cell table:style-name="ce2" office:value-type="string">
            <text:p>en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formula="of:=[.D8]*100/216" office:value-type="float" office:value="3.7037037037037">
            <text:p>3.7037037037</text:p>
          </table:table-cell>
          <table:table-cell table:style-name="ce2" office:value-type="string">
            <text:p>y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formula="of:=[.H8]*100/183" office:value-type="float" office:value="2.73224043715847">
            <text:p>2.7322404372</text:p>
          </table:table-cell>
          <table:table-cell table:style-name="ce2" office:value-type="string">
            <text:p>le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formula="of:=[.L8]*100/238" office:value-type="float" office:value="2.10084033613445">
            <text:p>2.1008403361</text:p>
          </table:table-cell>
        </table:table-row>
        <table:table-row table:style-name="ro1">
          <table:table-cell/>
          <table:table-cell table:style-name="ce2" office:value-type="string">
            <text:p>y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formula="of:=[.D9]*100/216" office:value-type="float" office:value="3.7037037037037">
            <text:p>3.7037037037</text:p>
          </table:table-cell>
          <table:table-cell table:style-name="ce2" office:value-type="string">
            <text:p>que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formula="of:=[.H9]*100/183" office:value-type="float" office:value="2.73224043715847">
            <text:p>2.7322404372</text:p>
          </table:table-cell>
          <table:table-cell table:style-name="ce2" office:value-type="string">
            <text:p>significa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formula="of:=[.L9]*100/238" office:value-type="float" office:value="1.68067226890756">
            <text:p>1.6806722689</text:p>
          </table:table-cell>
        </table:table-row>
        <table:table-row table:style-name="ro1">
          <table:table-cell/>
          <table:table-cell table:style-name="ce2" office:value-type="string">
            <text:p>sobre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formula="of:=[.D10]*100/216" office:value-type="float" office:value="3.24074074074074">
            <text:p>3.2407407407</text:p>
          </table:table-cell>
          <table:table-cell office:value-type="string">
            <text:p>ve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ra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table:style-name="ce2" office:value-type="string">
            <text:p>ver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formula="of:=[.D11]*100/216" office:value-type="float" office:value="3.24074074074074">
            <text:p>3.2407407407</text:p>
          </table:table-cell>
          <table:table-cell office:value-type="string">
            <text:p>tien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stá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table:style-name="ce2" office:value-type="string">
            <text:p>a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formula="of:=[.D12]*100/216" office:value-type="float" office:value="2.77777777777778">
            <text:p>2.7777777778</text:p>
          </table:table-cell>
          <table:table-cell office:value-type="string">
            <text:p>gustará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y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table:style-name="ce2" office:value-type="string">
            <text:p>saber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formula="of:=[.D13]*100/216" office:value-type="float" office:value="2.31481481481481">
            <text:p>2.3148148148</text:p>
          </table:table-cell>
          <table:table-cell office:value-type="string">
            <text:p>*0*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edidas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2" office:value-type="string">
            <text:p>sé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formula="of:=[.D14]*100/216" office:value-type="float" office:value="1.85185185185185">
            <text:p>1.8518518519</text:p>
          </table:table-cell>
          <table:table-cell office:value-type="string">
            <text:p>sabe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spectos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verem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dí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¡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o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ení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cribi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observó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termin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u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sab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ab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abí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studi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iene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uede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ni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gun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cae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stablece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?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ag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*0*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las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redeci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sabí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ien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itulació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"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erá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ehene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quip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rens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eb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r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observan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uece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ce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lar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stá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eligr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eng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stá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siquier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"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revel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ebier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xplic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iudadan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e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ecid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eguntars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nsistirá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cab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peració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precisó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c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se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contará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oces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odemo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descubri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valúe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ech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demostró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xplic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uno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v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nadi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é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ve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é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brevivi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percibi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br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unt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eñaló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uest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nad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públic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imitacione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egui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dijer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instrucció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ealizarí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analizan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idió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querrá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determin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quis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rganism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explicab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eguntad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sc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-fpt-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stá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ól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dirá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etend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ajón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cuan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esacuer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ejo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vi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nunció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amoso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per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ónd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una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explique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e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ie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ho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iensa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currí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verá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esidí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abe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conoce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indic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vienen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dic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ncret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ient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explicó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ecordam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un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specha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ron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pregunté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u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un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desconoc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enry_for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ocede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analiza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xpliqu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esolverí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camach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uchamo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tú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ermini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ag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veam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ediccione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as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l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acerdot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n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qu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iemp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estudiarem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rrunt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endrá_luga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vislumbrar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eunione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arrendatari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nstantement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necesidad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apreci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al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hast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tlético_de_madri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nguit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plantea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ni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t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ubray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ensab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eñor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analiz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íjat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cultarl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é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bríai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misteri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bordan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obedecien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arg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per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burrimient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isra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re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a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iene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fíjens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irve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ide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curre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hábitat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impia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debat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riterio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exactament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moción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comprendem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ugos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debe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stará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utilizará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cerl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civi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ejora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m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r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si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l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sabem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uncion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comprende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itud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preguntam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iens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sabí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currirá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profun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investiga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"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artid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fe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oporción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difíci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ambia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desconoc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e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cuá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asualidad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y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onit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partid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speranz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un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viaja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n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ad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presumi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erfecciona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hoy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dirección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evolucione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atacan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vid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once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van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creativ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privarme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do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alguna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ni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hacemo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desagradable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mole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adaptamo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colo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ésto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juga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pinta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viene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podremo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caray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me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fich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marc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pasó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vamo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l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comerán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serí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solución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sospecha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mayorí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puede</text:p>
          </table:table-cell>
          <table:table-cell/>
          <table:table-cell office:value-type="float" office:value="1">
            <text:p>1</text:p>
          </table:table-cell>
          <table:table-cell/>
        </table:table-row>
      </table:table>
      <table:table table:name="corpus sin" table:style-name="ta1" table:print="false">
        <table:table-column table:style-name="co1" table:number-columns-repeated="12" table:default-cell-style-name="Default"/>
        <table:table-row table:style-name="ro1">
          <table:table-cell table:style-name="ce1" office:value-type="string">
            <text:p>[ PREV -1 ] </text:p>
          </table:table-cell>
          <table:table-cell table:style-name="ce2" office:value-type="string">
            <text:p>,</text:p>
          </table:table-cell>
          <table:table-cell table:style-name="ce2"/>
          <table:table-cell table:style-name="ce2" office:value-type="float" office:value="2836">
            <text:p>2836</text:p>
          </table:table-cell>
          <table:table-cell table:style-name="ce1" office:value-type="string">
            <text:p>[ PREV -2 ]</text:p>
          </table:table-cell>
          <table:table-cell table:style-name="ce2" office:value-type="string">
            <text:p>,</text:p>
          </table:table-cell>
          <table:table-cell table:style-name="ce2"/>
          <table:table-cell table:style-name="ce2" office:value-type="float" office:value="1678">
            <text:p>1678</text:p>
          </table:table-cell>
          <table:table-cell table:style-name="ce1" office:value-type="string">
            <text:p>[ NEXT +1 ]</text:p>
          </table:table-cell>
          <table:table-cell table:style-name="ce2" office:value-type="string">
            <text:p>se</text:p>
          </table:table-cell>
          <table:table-cell table:style-name="ce2"/>
          <table:table-cell table:style-name="ce2" office:value-type="float" office:value="1552">
            <text:p>1552</text:p>
          </table:table-cell>
        </table:table-row>
        <table:table-row table:style-name="ro1">
          <table:table-cell/>
          <table:table-cell table:style-name="ce2" office:value-type="string">
            <text:p>lo</text:p>
          </table:table-cell>
          <table:table-cell table:style-name="ce2"/>
          <table:table-cell table:style-name="ce2" office:value-type="float" office:value="727">
            <text:p>727</text:p>
          </table:table-cell>
          <table:table-cell/>
          <table:table-cell table:style-name="ce2" office:value-type="string">
            <text:p>de</text:p>
          </table:table-cell>
          <table:table-cell table:style-name="ce2"/>
          <table:table-cell table:style-name="ce2" office:value-type="float" office:value="836">
            <text:p>836</text:p>
          </table:table-cell>
          <table:table-cell/>
          <table:table-cell table:style-name="ce2" office:value-type="string">
            <text:p>el</text:p>
          </table:table-cell>
          <table:table-cell table:style-name="ce2"/>
          <table:table-cell table:style-name="ce2" office:value-type="float" office:value="1335">
            <text:p>1335</text:p>
          </table:table-cell>
        </table:table-row>
        <table:table-row table:style-name="ro1">
          <table:table-cell/>
          <table:table-cell table:style-name="ce2" office:value-type="string">
            <text:p>de</text:p>
          </table:table-cell>
          <table:table-cell table:style-name="ce2"/>
          <table:table-cell table:style-name="ce2" office:value-type="float" office:value="677">
            <text:p>677</text:p>
          </table:table-cell>
          <table:table-cell/>
          <table:table-cell table:style-name="ce2" office:value-type="string">
            <text:p>en</text:p>
          </table:table-cell>
          <table:table-cell table:style-name="ce2"/>
          <table:table-cell table:style-name="ce2" office:value-type="float" office:value="741">
            <text:p>741</text:p>
          </table:table-cell>
          <table:table-cell/>
          <table:table-cell table:style-name="ce2" office:value-type="string">
            <text:p>la</text:p>
          </table:table-cell>
          <table:table-cell table:style-name="ce2"/>
          <table:table-cell table:style-name="ce2" office:value-type="float" office:value="1053">
            <text:p>1053</text:p>
          </table:table-cell>
        </table:table-row>
        <table:table-row table:style-name="ro1">
          <table:table-cell/>
          <table:table-cell table:style-name="ce2" office:value-type="string">
            <text:p>y</text:p>
          </table:table-cell>
          <table:table-cell table:style-name="ce2"/>
          <table:table-cell table:style-name="ce2" office:value-type="float" office:value="488">
            <text:p>488</text:p>
          </table:table-cell>
          <table:table-cell/>
          <table:table-cell table:style-name="ce2" office:value-type="string">
            <text:p>la</text:p>
          </table:table-cell>
          <table:table-cell table:style-name="ce2"/>
          <table:table-cell table:style-name="ce2" office:value-type="float" office:value="486">
            <text:p>486</text:p>
          </table:table-cell>
          <table:table-cell/>
          <table:table-cell table:style-name="ce2" office:value-type="string">
            <text:p>*0*</text:p>
          </table:table-cell>
          <table:table-cell table:style-name="ce2"/>
          <table:table-cell table:style-name="ce2" office:value-type="float" office:value="951">
            <text:p>951</text:p>
          </table:table-cell>
        </table:table-row>
        <table:table-row table:style-name="ro1">
          <table:table-cell/>
          <table:table-cell table:style-name="ce2" office:value-type="string">
            <text:p>la</text:p>
          </table:table-cell>
          <table:table-cell table:style-name="ce2"/>
          <table:table-cell table:style-name="ce2" office:value-type="float" office:value="435">
            <text:p>435</text:p>
          </table:table-cell>
          <table:table-cell/>
          <table:table-cell table:style-name="ce2" office:value-type="string">
            <text:p>y</text:p>
          </table:table-cell>
          <table:table-cell table:style-name="ce2"/>
          <table:table-cell table:style-name="ce2" office:value-type="float" office:value="444">
            <text:p>444</text:p>
          </table:table-cell>
          <table:table-cell/>
          <table:table-cell table:style-name="ce2" office:value-type="string">
            <text:p>"</text:p>
          </table:table-cell>
          <table:table-cell table:style-name="ce2"/>
          <table:table-cell table:style-name="ce2" office:value-type="float" office:value="728">
            <text:p>728</text:p>
          </table:table-cell>
        </table:table-row>
        <table:table-row table:style-name="ro1">
          <table:table-cell/>
          <table:table-cell table:style-name="ce2" office:value-type="string">
            <text:p>el</text:p>
          </table:table-cell>
          <table:table-cell table:style-name="ce2"/>
          <table:table-cell table:style-name="ce2" office:value-type="float" office:value="349">
            <text:p>349</text:p>
          </table:table-cell>
          <table:table-cell/>
          <table:table-cell table:style-name="ce2" office:value-type="string">
            <text:p>los</text:p>
          </table:table-cell>
          <table:table-cell table:style-name="ce2"/>
          <table:table-cell table:style-name="ce2" office:value-type="float" office:value="352">
            <text:p>352</text:p>
          </table:table-cell>
          <table:table-cell/>
          <table:table-cell table:style-name="ce2" office:value-type="string">
            <text:p>los</text:p>
          </table:table-cell>
          <table:table-cell table:style-name="ce2"/>
          <table:table-cell table:style-name="ce2" office:value-type="float" office:value="487">
            <text:p>487</text:p>
          </table:table-cell>
        </table:table-row>
        <table:table-row table:style-name="ro1">
          <table:table-cell/>
          <table:table-cell table:style-name="ce2" office:value-type="string">
            <text:p>los</text:p>
          </table:table-cell>
          <table:table-cell table:style-name="ce2"/>
          <table:table-cell table:style-name="ce2" office:value-type="float" office:value="296">
            <text:p>296</text:p>
          </table:table-cell>
          <table:table-cell/>
          <table:table-cell table:style-name="ce2" office:value-type="string">
            <text:p>a</text:p>
          </table:table-cell>
          <table:table-cell table:style-name="ce2"/>
          <table:table-cell table:style-name="ce2" office:value-type="float" office:value="341">
            <text:p>341</text:p>
          </table:table-cell>
          <table:table-cell/>
          <table:table-cell table:style-name="ce2" office:value-type="string">
            <text:p>en</text:p>
          </table:table-cell>
          <table:table-cell table:style-name="ce2"/>
          <table:table-cell table:style-name="ce2" office:value-type="float" office:value="463">
            <text:p>463</text:p>
          </table:table-cell>
        </table:table-row>
        <table:table-row table:style-name="ro1">
          <table:table-cell/>
          <table:table-cell table:style-name="ce2" office:value-type="string">
            <text:p>en</text:p>
          </table:table-cell>
          <table:table-cell table:style-name="ce2"/>
          <table:table-cell table:style-name="ce2" office:value-type="float" office:value="260">
            <text:p>260</text:p>
          </table:table-cell>
          <table:table-cell/>
          <table:table-cell table:style-name="ce2" office:value-type="string">
            <text:p>que</text:p>
          </table:table-cell>
          <table:table-cell table:style-name="ce2"/>
          <table:table-cell table:style-name="ce2" office:value-type="float" office:value="315">
            <text:p>315</text:p>
          </table:table-cell>
          <table:table-cell/>
          <table:table-cell table:style-name="ce2" office:value-type="string">
            <text:p>no</text:p>
          </table:table-cell>
          <table:table-cell table:style-name="ce2"/>
          <table:table-cell table:style-name="ce2" office:value-type="float" office:value="410">
            <text:p>410</text:p>
          </table:table-cell>
        </table:table-row>
        <table:table-row table:style-name="ro1">
          <table:table-cell/>
          <table:table-cell table:style-name="ce2" office:value-type="string">
            <text:p>"</text:p>
          </table:table-cell>
          <table:table-cell table:style-name="ce2"/>
          <table:table-cell table:style-name="ce2" office:value-type="float" office:value="243">
            <text:p>243</text:p>
          </table:table-cell>
          <table:table-cell/>
          <table:table-cell table:style-name="ce2" office:value-type="string">
            <text:p>el</text:p>
          </table:table-cell>
          <table:table-cell table:style-name="ce2"/>
          <table:table-cell table:style-name="ce2" office:value-type="float" office:value="306">
            <text:p>306</text:p>
          </table:table-cell>
          <table:table-cell/>
          <table:table-cell table:style-name="ce2" office:value-type="string">
            <text:p>,</text:p>
          </table:table-cell>
          <table:table-cell table:style-name="ce2"/>
          <table:table-cell table:style-name="ce2" office:value-type="float" office:value="356">
            <text:p>356</text:p>
          </table:table-cell>
        </table:table-row>
        <table:table-row table:style-name="ro1">
          <table:table-cell/>
          <table:table-cell table:style-name="ce2" office:value-type="string">
            <text:p>para</text:p>
          </table:table-cell>
          <table:table-cell table:style-name="ce2"/>
          <table:table-cell table:style-name="ce2" office:value-type="float" office:value="227">
            <text:p>227</text:p>
          </table:table-cell>
          <table:table-cell/>
          <table:table-cell table:style-name="ce2" office:value-type="string">
            <text:p>"</text:p>
          </table:table-cell>
          <table:table-cell table:style-name="ce2"/>
          <table:table-cell table:style-name="ce2" office:value-type="float" office:value="291">
            <text:p>291</text:p>
          </table:table-cell>
          <table:table-cell/>
          <table:table-cell table:style-name="ce2" office:value-type="string">
            <text:p>las</text:p>
          </table:table-cell>
          <table:table-cell table:style-name="ce2"/>
          <table:table-cell table:style-name="ce2" office:value-type="float" office:value="288">
            <text:p>288</text:p>
          </table:table-cell>
        </table:table-row>
        <table:table-row table:style-name="ro1">
          <table:table-cell/>
          <table:table-cell office:value-type="string">
            <text:p>dijo</text:p>
          </table:table-cell>
          <table:table-cell/>
          <table:table-cell office:value-type="float" office:value="198">
            <text:p>198</text:p>
          </table:table-cell>
          <table:table-cell/>
          <table:table-cell table:style-name="ce2" office:value-type="string">
            <text:p>*0*</text:p>
          </table:table-cell>
          <table:table-cell table:style-name="ce2"/>
          <table:table-cell table:style-name="ce2" office:value-type="float" office:value="286">
            <text:p>286</text:p>
          </table:table-cell>
          <table:table-cell/>
          <table:table-cell table:style-name="ce2" office:value-type="string">
            <text:p>ha</text:p>
          </table:table-cell>
          <table:table-cell table:style-name="ce2"/>
          <table:table-cell table:style-name="ce2" office:value-type="float" office:value="241">
            <text:p>241</text:p>
          </table:table-cell>
        </table:table-row>
        <table:table-row table:style-name="ro1">
          <table:table-cell/>
          <table:table-cell office:value-type="string">
            <text:p>ya</text:p>
          </table:table-cell>
          <table:table-cell/>
          <table:table-cell office:value-type="float" office:value="192">
            <text:p>192</text:p>
          </table:table-cell>
          <table:table-cell/>
          <table:table-cell table:style-name="ce2" office:value-type="string">
            <text:p>por</text:p>
          </table:table-cell>
          <table:table-cell table:style-name="ce2"/>
          <table:table-cell table:style-name="ce2" office:value-type="float" office:value="268">
            <text:p>268</text:p>
          </table:table-cell>
          <table:table-cell/>
          <table:table-cell office:value-type="string">
            <text:p>es</text:p>
          </table:table-cell>
          <table:table-cell/>
          <table:table-cell office:value-type="float" office:value="185">
            <text:p>185</text:p>
          </table:table-cell>
        </table:table-row>
        <table:table-row table:style-name="ro1">
          <table:table-cell/>
          <table:table-cell office:value-type="string">
            <text:p>mientras</text:p>
          </table:table-cell>
          <table:table-cell/>
          <table:table-cell office:value-type="float" office:value="161">
            <text:p>161</text:p>
          </table:table-cell>
          <table:table-cell/>
          <table:table-cell table:style-name="ce2" office:value-type="string">
            <text:p>un</text:p>
          </table:table-cell>
          <table:table-cell table:style-name="ce2"/>
          <table:table-cell table:style-name="ce2" office:value-type="float" office:value="253">
            <text:p>253</text:p>
          </table:table-cell>
          <table:table-cell/>
          <table:table-cell office:value-type="string">
            <text:p>su</text:p>
          </table:table-cell>
          <table:table-cell/>
          <table:table-cell office:value-type="float" office:value="173">
            <text:p>173</text:p>
          </table:table-cell>
        </table:table-row>
        <table:table-row table:style-name="ro1">
          <table:table-cell/>
          <table:table-cell office:value-type="string">
            <text:p>hoy</text:p>
          </table:table-cell>
          <table:table-cell/>
          <table:table-cell office:value-type="float" office:value="157">
            <text:p>157</text:p>
          </table:table-cell>
          <table:table-cell/>
          <table:table-cell table:style-name="ce2" office:value-type="string">
            <text:p>las</text:p>
          </table:table-cell>
          <table:table-cell table:style-name="ce2"/>
          <table:table-cell table:style-name="ce2" office:value-type="float" office:value="245">
            <text:p>245</text:p>
          </table:table-cell>
          <table:table-cell/>
          <table:table-cell office:value-type="string">
            <text:p>le</text:p>
          </table:table-cell>
          <table:table-cell/>
          <table:table-cell office:value-type="float" office:value="157">
            <text:p>157</text:p>
          </table:table-cell>
        </table:table-row>
        <table:table-row table:style-name="ro1">
          <table:table-cell/>
          <table:table-cell office:value-type="string">
            <text:p>las</text:p>
          </table:table-cell>
          <table:table-cell/>
          <table:table-cell office:value-type="float" office:value="155">
            <text:p>155</text:p>
          </table:table-cell>
          <table:table-cell/>
          <table:table-cell office:value-type="string">
            <text:p>con</text:p>
          </table:table-cell>
          <table:table-cell/>
          <table:table-cell office:value-type="float" office:value="172">
            <text:p>172</text:p>
          </table:table-cell>
          <table:table-cell/>
          <table:table-cell office:value-type="string">
            <text:p>han</text:p>
          </table:table-cell>
          <table:table-cell/>
          <table:table-cell office:value-type="float" office:value="145">
            <text:p>145</text:p>
          </table:table-cell>
        </table:table-row>
        <table:table-row table:style-name="ro1">
          <table:table-cell/>
          <table:table-cell office:value-type="string">
            <text:p>es</text:p>
          </table:table-cell>
          <table:table-cell/>
          <table:table-cell office:value-type="float" office:value="131">
            <text:p>131</text:p>
          </table:table-cell>
          <table:table-cell/>
          <table:table-cell office:value-type="string">
            <text:p>una</text:p>
          </table:table-cell>
          <table:table-cell/>
          <table:table-cell office:value-type="float" office:value="171">
            <text:p>171</text:p>
          </table:table-cell>
          <table:table-cell/>
          <table:table-cell office:value-type="string">
            <text:p>un</text:p>
          </table:table-cell>
          <table:table-cell/>
          <table:table-cell office:value-type="float" office:value="137">
            <text:p>137</text:p>
          </table:table-cell>
        </table:table-row>
        <table:table-row table:style-name="ro1">
          <table:table-cell/>
          <table:table-cell office:value-type="string">
            <text:p>aseguró</text:p>
          </table:table-cell>
          <table:table-cell/>
          <table:table-cell office:value-type="float" office:value="127">
            <text:p>127</text:p>
          </table:table-cell>
          <table:table-cell/>
          <table:table-cell office:value-type="string">
            <text:p>al</text:p>
          </table:table-cell>
          <table:table-cell/>
          <table:table-cell office:value-type="float" office:value="149">
            <text:p>149</text:p>
          </table:table-cell>
          <table:table-cell/>
          <table:table-cell office:value-type="string">
            <text:p>a</text:p>
          </table:table-cell>
          <table:table-cell/>
          <table:table-cell office:value-type="float" office:value="136">
            <text:p>136</text:p>
          </table:table-cell>
        </table:table-row>
        <table:table-row table:style-name="ro1">
          <table:table-cell/>
          <table:table-cell office:value-type="string">
            <text:p>señaló</text:p>
          </table:table-cell>
          <table:table-cell/>
          <table:table-cell office:value-type="float" office:value="116">
            <text:p>116</text:p>
          </table:table-cell>
          <table:table-cell/>
          <table:table-cell office:value-type="string">
            <text:p>del</text:p>
          </table:table-cell>
          <table:table-cell/>
          <table:table-cell office:value-type="float" office:value="144">
            <text:p>144</text:p>
          </table:table-cell>
          <table:table-cell/>
          <table:table-cell office:value-type="string">
            <text:p>una</text:p>
          </table:table-cell>
          <table:table-cell/>
          <table:table-cell office:value-type="float" office:value="119">
            <text:p>119</text:p>
          </table:table-cell>
        </table:table-row>
        <table:table-row table:style-name="ro1">
          <table:table-cell/>
          <table:table-cell office:value-type="string">
            <text:p>a</text:p>
          </table:table-cell>
          <table:table-cell/>
          <table:table-cell office:value-type="float" office:value="115">
            <text:p>115</text:p>
          </table:table-cell>
          <table:table-cell/>
          <table:table-cell office:value-type="string">
            <text:p>ha</text:p>
          </table:table-cell>
          <table:table-cell/>
          <table:table-cell office:value-type="float" office:value="141">
            <text:p>141</text:p>
          </table:table-cell>
          <table:table-cell/>
          <table:table-cell office:value-type="string">
            <text:p>está</text:p>
          </table:table-cell>
          <table:table-cell/>
          <table:table-cell office:value-type="float" office:value="96">
            <text:p>96</text:p>
          </table:table-cell>
        </table:table-row>
        <table:table-row table:style-name="ro1">
          <table:table-cell/>
          <table:table-cell office:value-type="string">
            <text:p>así</text:p>
          </table:table-cell>
          <table:table-cell/>
          <table:table-cell office:value-type="float" office:value="105">
            <text:p>105</text:p>
          </table:table-cell>
          <table:table-cell/>
          <table:table-cell office:value-type="string">
            <text:p>se</text:p>
          </table:table-cell>
          <table:table-cell/>
          <table:table-cell office:value-type="float" office:value="135">
            <text:p>135</text:p>
          </table:table-cell>
          <table:table-cell/>
          <table:table-cell office:value-type="string">
            <text:p>fue</text:p>
          </table:table-cell>
          <table:table-cell/>
          <table:table-cell office:value-type="float" office:value="93">
            <text:p>93</text:p>
          </table:table-cell>
        </table:table-row>
        <table:table-row table:style-name="ro1">
          <table:table-cell/>
          <table:table-cell office:value-type="string">
            <text:p>explicó</text:p>
          </table:table-cell>
          <table:table-cell/>
          <table:table-cell office:value-type="float" office:value="102">
            <text:p>102</text:p>
          </table:table-cell>
          <table:table-cell/>
          <table:table-cell office:value-type="string">
            <text:p>es</text:p>
          </table:table-cell>
          <table:table-cell/>
          <table:table-cell office:value-type="float" office:value="114">
            <text:p>114</text:p>
          </table:table-cell>
          <table:table-cell/>
          <table:table-cell office:value-type="string">
            <text:p>si</text:p>
          </table:table-cell>
          <table:table-cell/>
          <table:table-cell office:value-type="float" office:value="91">
            <text:p>91</text:p>
          </table:table-cell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float" office:value="97">
            <text:p>97</text:p>
          </table:table-cell>
          <table:table-cell/>
          <table:table-cell office:value-type="string">
            <text:p>más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string">
            <text:p>tiene</text:p>
          </table:table-cell>
          <table:table-cell/>
          <table:table-cell office:value-type="float" office:value="89">
            <text:p>89</text:p>
          </table:table-cell>
        </table:table-row>
        <table:table-row table:style-name="ro1">
          <table:table-cell/>
          <table:table-cell office:value-type="string">
            <text:p>hay</text:p>
          </table:table-cell>
          <table:table-cell/>
          <table:table-cell office:value-type="float" office:value="87">
            <text:p>87</text:p>
          </table:table-cell>
          <table:table-cell/>
          <table:table-cell office:value-type="string">
            <text:p>después</text:p>
          </table:table-cell>
          <table:table-cell/>
          <table:table-cell office:value-type="float" office:value="87">
            <text:p>87</text:p>
          </table:table-cell>
          <table:table-cell/>
          <table:table-cell office:value-type="string">
            <text:p>lo</text:p>
          </table:table-cell>
          <table:table-cell/>
          <table:table-cell office:value-type="float" office:value="79">
            <text:p>79</text:p>
          </table:table-cell>
        </table:table-row>
        <table:table-row table:style-name="ro1">
          <table:table-cell/>
          <table:table-cell office:value-type="string">
            <text:p>afirmó</text:p>
          </table:table-cell>
          <table:table-cell/>
          <table:table-cell office:value-type="float" office:value="86">
            <text:p>86</text:p>
          </table:table-cell>
          <table:table-cell/>
          <table:table-cell office:value-type="string">
            <text:p>para</text:p>
          </table:table-cell>
          <table:table-cell/>
          <table:table-cell office:value-type="float" office:value="86">
            <text:p>86</text:p>
          </table:table-cell>
          <table:table-cell/>
          <table:table-cell office:value-type="string">
            <text:p>ya</text:p>
          </table:table-cell>
          <table:table-cell/>
          <table:table-cell office:value-type="float" office:value="78">
            <text:p>78</text:p>
          </table:table-cell>
        </table:table-row>
        <table:table-row table:style-name="ro1">
          <table:table-cell/>
          <table:table-cell office:value-type="string">
            <text:p>indicó</text:p>
          </table:table-cell>
          <table:table-cell/>
          <table:table-cell office:value-type="float" office:value="81">
            <text:p>81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string">
            <text:p>este</text:p>
          </table:table-cell>
          <table:table-cell/>
          <table:table-cell office:value-type="float" office:value="74">
            <text:p>74</text:p>
          </table:table-cell>
        </table:table-row>
        <table:table-row table:style-name="ro1">
          <table:table-cell/>
          <table:table-cell office:value-type="string">
            <text:p>más</text:p>
          </table:table-cell>
          <table:table-cell/>
          <table:table-cell office:value-type="float" office:value="78">
            <text:p>78</text:p>
          </table:table-cell>
          <table:table-cell/>
          <table:table-cell office:value-type="string">
            <text:p>)</text:p>
          </table:table-cell>
          <table:table-cell/>
          <table:table-cell office:value-type="float" office:value="71">
            <text:p>71</text:p>
          </table:table-cell>
          <table:table-cell/>
          <table:table-cell office:value-type="string">
            <text:p>para</text:p>
          </table:table-cell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string">
            <text:p>recordó</text:p>
          </table:table-cell>
          <table:table-cell/>
          <table:table-cell office:value-type="float" office:value="76">
            <text:p>76</text:p>
          </table:table-cell>
          <table:table-cell/>
          <table:table-cell office:value-type="string">
            <text:p>quien</text:p>
          </table:table-cell>
          <table:table-cell/>
          <table:table-cell office:value-type="float" office:value="66">
            <text:p>66</text:p>
          </table:table-cell>
          <table:table-cell/>
          <table:table-cell office:value-type="string">
            <text:p>también</text:p>
          </table:table-cell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string">
            <text:p>efe</text:p>
          </table:table-cell>
          <table:table-cell/>
          <table:table-cell office:value-type="float" office:value="71">
            <text:p>71</text:p>
          </table:table-cell>
          <table:table-cell/>
          <table:table-cell office:value-type="string">
            <text:p>su</text:p>
          </table:table-cell>
          <table:table-cell/>
          <table:table-cell office:value-type="float" office:value="62">
            <text:p>62</text:p>
          </table:table-cell>
          <table:table-cell/>
          <table:table-cell office:value-type="string">
            <text:p>esta</text:p>
          </table:table-cell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string">
            <text:p>añadió</text:p>
          </table:table-cell>
          <table:table-cell/>
          <table:table-cell office:value-type="float" office:value="66">
            <text:p>66</text:p>
          </table:table-cell>
          <table:table-cell/>
          <table:table-cell office:value-type="string">
            <text:p>hecho</text:p>
          </table:table-cell>
          <table:table-cell/>
          <table:table-cell office:value-type="float" office:value="46">
            <text:p>46</text:p>
          </table:table-cell>
          <table:table-cell/>
          <table:table-cell office:value-type="string">
            <text:p>hay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string">
            <text:p>considera</text:p>
          </table:table-cell>
          <table:table-cell/>
          <table:table-cell office:value-type="float" office:value="61">
            <text:p>61</text:p>
          </table:table-cell>
          <table:table-cell/>
          <table:table-cell office:value-type="string">
            <text:p>lo</text:p>
          </table:table-cell>
          <table:table-cell/>
          <table:table-cell office:value-type="float" office:value="46">
            <text:p>46</text:p>
          </table:table-cell>
          <table:table-cell/>
          <table:table-cell office:value-type="string">
            <text:p>están</text:p>
          </table:table-cell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string">
            <text:p>tiene</text:p>
          </table:table-cell>
          <table:table-cell/>
          <table:table-cell office:value-type="float" office:value="59">
            <text:p>59</text:p>
          </table:table-cell>
          <table:table-cell/>
          <table:table-cell office:value-type="float" office:value="-0">
            <text:p>-0</text:p>
          </table:table-cell>
          <table:table-cell/>
          <table:table-cell office:value-type="float" office:value="46">
            <text:p>46</text:p>
          </table:table-cell>
          <table:table-cell/>
          <table:table-cell office:value-type="string">
            <text:p>con</text:p>
          </table:table-cell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string">
            <text:p>destacó</text:p>
          </table:table-cell>
          <table:table-cell/>
          <table:table-cell office:value-type="float" office:value="56">
            <text:p>56</text:p>
          </table:table-cell>
          <table:table-cell/>
          <table:table-cell office:value-type="string">
            <text:p>tan</text:p>
          </table:table-cell>
          <table:table-cell/>
          <table:table-cell office:value-type="float" office:value="45">
            <text:p>45</text:p>
          </table:table-cell>
          <table:table-cell/>
          <table:table-cell office:value-type="string">
            <text:p>hoy</text:p>
          </table:table-cell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string">
            <text:p>desde</text:p>
          </table:table-cell>
          <table:table-cell/>
          <table:table-cell office:value-type="float" office:value="56">
            <text:p>56</text:p>
          </table:table-cell>
          <table:table-cell/>
          <table:table-cell office:value-type="string">
            <text:p>posibilidad</text:p>
          </table:table-cell>
          <table:table-cell/>
          <table:table-cell office:value-type="float" office:value="45">
            <text:p>45</text:p>
          </table:table-cell>
          <table:table-cell/>
          <table:table-cell office:value-type="string">
            <text:p>sus</text:p>
          </table:table-cell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-0">
            <text:p>-0</text:p>
          </table:table-cell>
          <table:table-cell/>
          <table:table-cell office:value-type="float" office:value="51">
            <text:p>51</text:p>
          </table:table-cell>
          <table:table-cell/>
          <table:table-cell office:value-type="string">
            <text:p>dos</text:p>
          </table:table-cell>
          <table:table-cell/>
          <table:table-cell office:value-type="float" office:value="43">
            <text:p>43</text:p>
          </table:table-cell>
          <table:table-cell/>
          <table:table-cell office:value-type="string">
            <text:p>son</text:p>
          </table:table-cell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string">
            <text:p>pero</text:p>
          </table:table-cell>
          <table:table-cell/>
          <table:table-cell office:value-type="float" office:value="46">
            <text:p>46</text:p>
          </table:table-cell>
          <table:table-cell/>
          <table:table-cell office:value-type="string">
            <text:p>entre</text:p>
          </table:table-cell>
          <table:table-cell/>
          <table:table-cell office:value-type="float" office:value="39">
            <text:p>39</text:p>
          </table:table-cell>
          <table:table-cell/>
          <table:table-cell office:value-type="string">
            <text:p>de</text:p>
          </table:table-cell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string">
            <text:p>subrayó</text:p>
          </table:table-cell>
          <table:table-cell/>
          <table:table-cell office:value-type="float" office:value="46">
            <text:p>46</text:p>
          </table:table-cell>
          <table:table-cell/>
          <table:table-cell office:value-type="string">
            <text:p>también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string">
            <text:p>había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/>
          <table:table-cell office:value-type="string">
            <text:p>hasta</text:p>
          </table:table-cell>
          <table:table-cell/>
          <table:table-cell office:value-type="float" office:value="45">
            <text:p>45</text:p>
          </table:table-cell>
          <table:table-cell/>
          <table:table-cell office:value-type="string">
            <text:p>gobierno</text:p>
          </table:table-cell>
          <table:table-cell/>
          <table:table-cell office:value-type="float" office:value="37">
            <text:p>37</text:p>
          </table:table-cell>
          <table:table-cell/>
          <table:table-cell office:value-type="string">
            <text:p>puede</text:p>
          </table:table-cell>
          <table:table-cell/>
          <table:table-cell office:value-type="float" office:value="49">
            <text:p>49</text:p>
          </table:table-cell>
        </table:table-row>
        <table:table-row table:style-name="ro1">
          <table:table-cell/>
          <table:table-cell office:value-type="string">
            <text:p>creo</text:p>
          </table:table-cell>
          <table:table-cell/>
          <table:table-cell office:value-type="float" office:value="44">
            <text:p>44</text:p>
          </table:table-cell>
          <table:table-cell/>
          <table:table-cell office:value-type="string">
            <text:p>le</text:p>
          </table:table-cell>
          <table:table-cell/>
          <table:table-cell office:value-type="float" office:value="36">
            <text:p>36</text:p>
          </table:table-cell>
          <table:table-cell/>
          <table:table-cell office:value-type="string">
            <text:p>sólo</text:p>
          </table:table-cell>
          <table:table-cell/>
          <table:table-cell office:value-type="float" office:value="49">
            <text:p>49</text:p>
          </table:table-cell>
        </table:table-row>
        <table:table-row table:style-name="ro1">
          <table:table-cell/>
          <table:table-cell office:value-type="string">
            <text:p>personas</text:p>
          </table:table-cell>
          <table:table-cell/>
          <table:table-cell office:value-type="float" office:value="42">
            <text:p>42</text:p>
          </table:table-cell>
          <table:table-cell/>
          <table:table-cell office:value-type="string">
            <text:p>dijo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string">
            <text:p>nos</text:p>
          </table:table-cell>
          <table:table-cell/>
          <table:table-cell office:value-type="float" office:value="48">
            <text:p>48</text:p>
          </table:table-cell>
        </table:table-row>
        <table:table-row table:style-name="ro1">
          <table:table-cell/>
          <table:table-cell office:value-type="string">
            <text:p>igual</text:p>
          </table:table-cell>
          <table:table-cell/>
          <table:table-cell office:value-type="float" office:value="41">
            <text:p>41</text:p>
          </table:table-cell>
          <table:table-cell/>
          <table:table-cell office:value-type="string">
            <text:p>aunque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string">
            <text:p>más</text:p>
          </table:table-cell>
          <table:table-cell/>
          <table:table-cell office:value-type="float" office:value="48">
            <text:p>48</text:p>
          </table:table-cell>
        </table:table-row>
        <table:table-row table:style-name="ro1">
          <table:table-cell/>
          <table:table-cell office:value-type="string">
            <text:p>tuvo</text:p>
          </table:table-cell>
          <table:table-cell/>
          <table:table-cell office:value-type="float" office:value="41">
            <text:p>41</text:p>
          </table:table-cell>
          <table:table-cell/>
          <table:table-cell office:value-type="string">
            <text:p>pero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string">
            <text:p>tienen</text:p>
          </table:table-cell>
          <table:table-cell/>
          <table:table-cell office:value-type="float" office:value="46">
            <text:p>46</text:p>
          </table:table-cell>
        </table:table-row>
        <table:table-row table:style-name="ro1">
          <table:table-cell/>
          <table:table-cell office:value-type="string">
            <text:p>manifestó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-fpt-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string">
            <text:p>les</text:p>
          </table:table-cell>
          <table:table-cell/>
          <table:table-cell office:value-type="float" office:value="45">
            <text:p>45</text:p>
          </table:table-cell>
        </table:table-row>
        <table:table-row table:style-name="ro1">
          <table:table-cell/>
          <table:table-cell office:value-type="string">
            <text:p>agregó</text:p>
          </table:table-cell>
          <table:table-cell/>
          <table:table-cell office:value-type="float" office:value="39">
            <text:p>39</text:p>
          </table:table-cell>
          <table:table-cell/>
          <table:table-cell office:value-type="string">
            <text:p>este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string">
            <text:p>él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/>
          <table:table-cell office:value-type="string">
            <text:p>vez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string">
            <text:p>han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string">
            <text:p>será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/>
          <table:table-cell office:value-type="string">
            <text:p>consideró</text:p>
          </table:table-cell>
          <table:table-cell/>
          <table:table-cell office:value-type="float" office:value="36">
            <text:p>36</text:p>
          </table:table-cell>
          <table:table-cell/>
          <table:table-cell office:value-type="string">
            <text:p>años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string">
            <text:p>por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/>
          <table:table-cell office:value-type="string">
            <text:p>anunció</text:p>
          </table:table-cell>
          <table:table-cell/>
          <table:table-cell office:value-type="float" office:value="36">
            <text:p>36</text:p>
          </table:table-cell>
          <table:table-cell/>
          <table:table-cell office:value-type="string">
            <text:p>antes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desde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/>
          <table:table-cell office:value-type="string">
            <text:p>también</text:p>
          </table:table-cell>
          <table:table-cell/>
          <table:table-cell office:value-type="float" office:value="36">
            <text:p>36</text:p>
          </table:table-cell>
          <table:table-cell/>
          <table:table-cell office:value-type="string">
            <text:p>son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va</text:p>
          </table:table-cell>
          <table:table-cell/>
          <table:table-cell office:value-type="float" office:value="36">
            <text:p>36</text:p>
          </table:table-cell>
        </table:table-row>
        <table:table-row table:style-name="ro1">
          <table:table-cell/>
          <table:table-cell office:value-type="string">
            <text:p>reconoció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string">
            <text:p>caso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string">
            <text:p>ahora</text:p>
          </table:table-cell>
          <table:table-cell/>
          <table:table-cell office:value-type="float" office:value="36">
            <text:p>36</text:p>
          </table:table-cell>
        </table:table-row>
        <table:table-row table:style-name="ro1">
          <table:table-cell/>
          <table:table-cell office:value-type="string">
            <text:p>tienen</text:p>
          </table:table-cell>
          <table:table-cell/>
          <table:table-cell office:value-type="float" office:value="33">
            <text:p>33</text:p>
          </table:table-cell>
          <table:table-cell/>
          <table:table-cell office:value-type="string">
            <text:p>anunció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string">
            <text:p>supone</text:p>
          </table:table-cell>
          <table:table-cell/>
          <table:table-cell office:value-type="float" office:value="34">
            <text:p>34</text:p>
          </table:table-cell>
        </table:table-row>
        <table:table-row table:style-name="ro1">
          <table:table-cell/>
          <table:table-cell office:value-type="string">
            <text:p>)</text:p>
          </table:table-cell>
          <table:table-cell/>
          <table:table-cell office:value-type="float" office:value="33">
            <text:p>33</text:p>
          </table:table-cell>
          <table:table-cell/>
          <table:table-cell office:value-type="string">
            <text:p>sobre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string">
            <text:p>aún</text:p>
          </table:table-cell>
          <table:table-cell/>
          <table:table-cell office:value-type="float" office:value="33">
            <text:p>33</text:p>
          </table:table-cell>
        </table:table-row>
        <table:table-row table:style-name="ro1">
          <table:table-cell/>
          <table:table-cell office:value-type="string">
            <text:p>decir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string">
            <text:p>insistió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string">
            <text:p>haya</text:p>
          </table:table-cell>
          <table:table-cell/>
          <table:table-cell office:value-type="float" office:value="33">
            <text:p>33</text:p>
          </table:table-cell>
        </table:table-row>
        <table:table-row table:style-name="ro1">
          <table:table-cell/>
          <table:table-cell office:value-type="string">
            <text:p>espera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string">
            <text:p>otros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string">
            <text:p>hace</text:p>
          </table:table-cell>
          <table:table-cell/>
          <table:table-cell office:value-type="float" office:value="33">
            <text:p>33</text:p>
          </table:table-cell>
        </table:table-row>
        <table:table-row table:style-name="ro1">
          <table:table-cell/>
          <table:table-cell office:value-type="string">
            <text:p>cree</text:p>
          </table:table-cell>
          <table:table-cell/>
          <table:table-cell office:value-type="float" office:value="29">
            <text:p>29</text:p>
          </table:table-cell>
          <table:table-cell/>
          <table:table-cell office:value-type="string">
            <text:p>tanto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string">
            <text:p>tuvo</text:p>
          </table:table-cell>
          <table:table-cell/>
          <table:table-cell office:value-type="float" office:value="32">
            <text:p>32</text:p>
          </table:table-cell>
        </table:table-row>
        <table:table-row table:style-name="ro1">
          <table:table-cell/>
          <table:table-cell office:value-type="string">
            <text:p>que</text:p>
          </table:table-cell>
          <table:table-cell/>
          <table:table-cell office:value-type="float" office:value="29">
            <text:p>29</text:p>
          </table:table-cell>
          <table:table-cell/>
          <table:table-cell office:value-type="string">
            <text:p>muy</text:p>
          </table:table-cell>
          <table:table-cell/>
          <table:table-cell office:value-type="float" office:value="24">
            <text:p>24</text:p>
          </table:table-cell>
          <table:table-cell/>
          <table:table-cell office:value-type="string">
            <text:p>hasta</text:p>
          </table:table-cell>
          <table:table-cell/>
          <table:table-cell office:value-type="float" office:value="32">
            <text:p>32</text:p>
          </table:table-cell>
        </table:table-row>
        <table:table-row table:style-name="ro1">
          <table:table-cell/>
          <table:table-cell office:value-type="string">
            <text:p>puesto</text:p>
          </table:table-cell>
          <table:table-cell/>
          <table:table-cell office:value-type="float" office:value="29">
            <text:p>29</text:p>
          </table:table-cell>
          <table:table-cell/>
          <table:table-cell office:value-type="string">
            <text:p>pesar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string">
            <text:p>durante</text:p>
          </table:table-cell>
          <table:table-cell/>
          <table:table-cell office:value-type="float" office:value="32">
            <text:p>32</text:p>
          </table:table-cell>
        </table:table-row>
        <table:table-row table:style-name="ro1">
          <table:table-cell/>
          <table:table-cell office:value-type="string">
            <text:p>años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string">
            <text:p>tres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sea</text:p>
          </table:table-cell>
          <table:table-cell/>
          <table:table-cell office:value-type="float" office:value="31">
            <text:p>31</text:p>
          </table:table-cell>
        </table:table-row>
        <table:table-row table:style-name="ro1">
          <table:table-cell/>
          <table:table-cell office:value-type="string">
            <text:p>del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string">
            <text:p>gran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al</text:p>
          </table:table-cell>
          <table:table-cell/>
          <table:table-cell office:value-type="float" office:value="31">
            <text:p>31</text:p>
          </table:table-cell>
        </table:table-row>
        <table:table-row table:style-name="ro1">
          <table:table-cell/>
          <table:table-cell office:value-type="string">
            <text:p>señala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string">
            <text:p>aseguró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hacer</text:p>
          </table:table-cell>
          <table:table-cell/>
          <table:table-cell office:value-type="float" office:value="31">
            <text:p>31</text:p>
          </table:table-cell>
        </table:table-row>
        <table:table-row table:style-name="ro1">
          <table:table-cell/>
          <table:table-cell office:value-type="string">
            <text:p>tiempo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string">
            <text:p>ciento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string">
            <text:p>cuenta</text:p>
          </table:table-cell>
          <table:table-cell/>
          <table:table-cell office:value-type="float" office:value="29">
            <text:p>29</text:p>
          </table:table-cell>
        </table:table-row>
        <table:table-row table:style-name="ro1">
          <table:table-cell/>
          <table:table-cell office:value-type="string">
            <text:p>claro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string">
            <text:p>está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string">
            <text:p>mañana</text:p>
          </table:table-cell>
          <table:table-cell/>
          <table:table-cell office:value-type="float" office:value="29">
            <text:p>29</text:p>
          </table:table-cell>
        </table:table-row>
        <table:table-row table:style-name="ro1">
          <table:table-cell/>
          <table:table-cell office:value-type="string">
            <text:p>único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string">
            <text:p>madrid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era</text:p>
          </table:table-cell>
          <table:table-cell/>
          <table:table-cell office:value-type="float" office:value="28">
            <text:p>28</text:p>
          </table:table-cell>
        </table:table-row>
        <table:table-row table:style-name="ro1">
          <table:table-cell/>
          <table:table-cell office:value-type="string">
            <text:p>con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string">
            <text:p>advirtió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cada</text:p>
          </table:table-cell>
          <table:table-cell/>
          <table:table-cell office:value-type="float" office:value="27">
            <text:p>27</text:p>
          </table:table-cell>
        </table:table-row>
        <table:table-row table:style-name="ro1">
          <table:table-cell/>
          <table:table-cell office:value-type="string">
            <text:p>partido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string">
            <text:p>año</text:p>
          </table:table-cell>
          <table:table-cell/>
          <table:table-cell office:value-type="float" office:value="19">
            <text:p>19</text:p>
          </table:table-cell>
          <table:table-cell/>
          <table:table-cell office:value-type="string">
            <text:p>podría</text:p>
          </table:table-cell>
          <table:table-cell/>
          <table:table-cell office:value-type="float" office:value="27">
            <text:p>27</text:p>
          </table:table-cell>
        </table:table-row>
        <table:table-row table:style-name="ro1">
          <table:table-cell/>
          <table:table-cell office:value-type="string">
            <text:p>dice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string">
            <text:p>esta</text:p>
          </table:table-cell>
          <table:table-cell/>
          <table:table-cell office:value-type="float" office:value="19">
            <text:p>19</text:p>
          </table:table-cell>
          <table:table-cell/>
          <table:table-cell office:value-type="string">
            <text:p>españa</text:p>
          </table:table-cell>
          <table:table-cell/>
          <table:table-cell office:value-type="float" office:value="27">
            <text:p>27</text:p>
          </table:table-cell>
        </table:table-row>
        <table:table-row table:style-name="ro1">
          <table:table-cell/>
          <table:table-cell office:value-type="string">
            <text:p>países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string">
            <text:p>pp</text:p>
          </table:table-cell>
          <table:table-cell/>
          <table:table-cell office:value-type="float" office:value="18">
            <text:p>18</text:p>
          </table:table-cell>
          <table:table-cell/>
          <table:table-cell office:value-type="string">
            <text:p>ser</text:p>
          </table:table-cell>
          <table:table-cell/>
          <table:table-cell office:value-type="float" office:value="27">
            <text:p>27</text:p>
          </table:table-cell>
        </table:table-row>
        <table:table-row table:style-name="ro1">
          <table:table-cell/>
          <table:table-cell office:value-type="string">
            <text:p>algo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string">
            <text:p>país</text:p>
          </table:table-cell>
          <table:table-cell/>
          <table:table-cell office:value-type="float" office:value="18">
            <text:p>18</text:p>
          </table:table-cell>
          <table:table-cell/>
          <table:table-cell office:value-type="string">
            <text:p>ver</text:p>
          </table:table-cell>
          <table:table-cell/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string">
            <text:p>prensa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string">
            <text:p>equipo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string">
            <text:p>pueden</text:p>
          </table:table-cell>
          <table:table-cell/>
          <table:table-cell office:value-type="float" office:value="25">
            <text:p>25</text:p>
          </table:table-cell>
        </table:table-row>
        <table:table-row table:style-name="ro1">
          <table:table-cell/>
          <table:table-cell office:value-type="string">
            <text:p>por</text:p>
          </table:table-cell>
          <table:table-cell/>
          <table:table-cell office:value-type="float" office:value="24">
            <text:p>24</text:p>
          </table:table-cell>
          <table:table-cell/>
          <table:table-cell office:value-type="string">
            <text:p>todo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string">
            <text:p>existe</text:p>
          </table:table-cell>
          <table:table-cell/>
          <table:table-cell office:value-type="float" office:value="25">
            <text:p>25</text:p>
          </table:table-cell>
        </table:table-row>
        <table:table-row table:style-name="ro1">
          <table:table-cell/>
          <table:table-cell office:value-type="string">
            <text:p>precisó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string">
            <text:p>pasado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string">
            <text:p>estaba</text:p>
          </table:table-cell>
          <table:table-cell/>
          <table:table-cell office:value-type="float" office:value="25">
            <text:p>25</text:p>
          </table:table-cell>
        </table:table-row>
        <table:table-row table:style-name="ro1">
          <table:table-cell/>
          <table:table-cell office:value-type="string">
            <text:p>sin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string">
            <text:p>como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string">
            <text:p>debe</text:p>
          </table:table-cell>
          <table:table-cell/>
          <table:table-cell office:value-type="float" office:value="25">
            <text:p>25</text:p>
          </table:table-cell>
        </table:table-row>
        <table:table-row table:style-name="ro1">
          <table:table-cell/>
          <table:table-cell office:value-type="string">
            <text:p>reunión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string">
            <text:p>informó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todos</text:p>
          </table:table-cell>
          <table:table-cell/>
          <table:table-cell office:value-type="float" office:value="24">
            <text:p>24</text:p>
          </table:table-cell>
        </table:table-row>
        <table:table-row table:style-name="ro1">
          <table:table-cell/>
          <table:table-cell office:value-type="string">
            <text:p>sino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sus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fueron</text:p>
          </table:table-cell>
          <table:table-cell/>
          <table:table-cell office:value-type="float" office:value="24">
            <text:p>24</text:p>
          </table:table-cell>
        </table:table-row>
        <table:table-row table:style-name="ro1">
          <table:table-cell/>
          <table:table-cell office:value-type="string">
            <text:p>tendrán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afirmó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hizo</text:p>
          </table:table-cell>
          <table:table-cell/>
          <table:table-cell office:value-type="float" office:value="24">
            <text:p>24</text:p>
          </table:table-cell>
        </table:table-row>
        <table:table-row table:style-name="ro1">
          <table:table-cell/>
          <table:table-cell office:value-type="string">
            <text:p>asegura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ser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ayer</text:p>
          </table:table-cell>
          <table:table-cell/>
          <table:table-cell office:value-type="float" office:value="23">
            <text:p>23</text:p>
          </table:table-cell>
        </table:table-row>
        <table:table-row table:style-name="ro1">
          <table:table-cell/>
          <table:table-cell office:value-type="string">
            <text:p>reiteró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string">
            <text:p>puede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antes</text:p>
          </table:table-cell>
          <table:table-cell/>
          <table:table-cell office:value-type="float" office:value="23">
            <text:p>23</text:p>
          </table:table-cell>
        </table:table-row>
        <table:table-row table:style-name="ro1">
          <table:table-cell/>
          <table:table-cell office:value-type="string">
            <text:p>apuntó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string">
            <text:p>e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estas</text:p>
          </table:table-cell>
          <table:table-cell/>
          <table:table-cell office:value-type="float" office:value="23">
            <text:p>23</text:p>
          </table:table-cell>
        </table:table-row>
        <table:table-row table:style-name="ro1">
          <table:table-cell/>
          <table:table-cell office:value-type="string">
            <text:p>considerar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string">
            <text:p>estadounidense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esa</text:p>
          </table:table-cell>
          <table:table-cell/>
          <table:table-cell office:value-type="float" office:value="23">
            <text:p>23</text:p>
          </table:table-cell>
        </table:table-row>
        <table:table-row table:style-name="ro1">
          <table:table-cell/>
          <table:table-cell office:value-type="string">
            <text:p>posible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string">
            <text:p>convencido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cuando</text:p>
          </table:table-cell>
          <table:table-cell/>
          <table:table-cell office:value-type="float" office:value="23">
            <text:p>23</text:p>
          </table:table-cell>
        </table:table-row>
        <table:table-row table:style-name="ro1">
          <table:table-cell/>
          <table:table-cell office:value-type="string">
            <text:p>hombre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sin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me</text:p>
          </table:table-cell>
          <table:table-cell/>
          <table:table-cell office:value-type="float" office:value="22">
            <text:p>22</text:p>
          </table:table-cell>
        </table:table-row>
        <table:table-row table:style-name="ro1">
          <table:table-cell/>
          <table:table-cell office:value-type="string">
            <text:p>opinó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o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comenzó</text:p>
          </table:table-cell>
          <table:table-cell/>
          <table:table-cell office:value-type="float" office:value="22">
            <text:p>22</text:p>
          </table:table-cell>
        </table:table-row>
        <table:table-row table:style-name="ro1">
          <table:table-cell/>
          <table:table-cell office:value-type="string">
            <text:p>habrá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mundo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string">
            <text:p>tendrá</text:p>
          </table:table-cell>
          <table:table-cell/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string">
            <text:p>tanto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presidente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string">
            <text:p>consecuencia</text:p>
          </table:table-cell>
          <table:table-cell/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string">
            <text:p>evitar</text:p>
          </table:table-cell>
          <table:table-cell/>
          <table:table-cell office:value-type="float" office:value="19">
            <text:p>19</text:p>
          </table:table-cell>
          <table:table-cell/>
          <table:table-cell office:value-type="string">
            <text:p>proyecto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string">
            <text:p>pueda</text:p>
          </table:table-cell>
          <table:table-cell/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string">
            <text:p>empresas</text:p>
          </table:table-cell>
          <table:table-cell/>
          <table:table-cell office:value-type="float" office:value="19">
            <text:p>19</text:p>
          </table:table-cell>
          <table:table-cell/>
          <table:table-cell office:value-type="string">
            <text:p>grupo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string">
            <text:p>ese</text:p>
          </table:table-cell>
          <table:table-cell/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string">
            <text:p>dado</text:p>
          </table:table-cell>
          <table:table-cell/>
          <table:table-cell office:value-type="float" office:value="19">
            <text:p>19</text:p>
          </table:table-cell>
          <table:table-cell/>
          <table:table-cell office:value-type="string">
            <text:p>otras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string">
            <text:p>viene</text:p>
          </table:table-cell>
          <table:table-cell/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string">
            <text:p>situación</text:p>
          </table:table-cell>
          <table:table-cell/>
          <table:table-cell office:value-type="float" office:value="19">
            <text:p>19</text:p>
          </table:table-cell>
          <table:table-cell/>
          <table:table-cell office:value-type="string">
            <text:p>deseo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string">
            <text:p>todavía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string">
            <text:p>trabajo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string">
            <text:p>dólares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lleva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string">
            <text:p>equipo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string">
            <text:p>tras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llegó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string">
            <text:p>sé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string">
            <text:p>nos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uno</text:p>
          </table:table-cell>
          <table:table-cell/>
          <table:table-cell office:value-type="float" office:value="19">
            <text:p>19</text:p>
          </table:table-cell>
        </table:table-row>
        <table:table-row table:style-name="ro1">
          <table:table-cell/>
          <table:table-cell office:value-type="string">
            <text:p>partidos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string">
            <text:p>espera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éste</text:p>
          </table:table-cell>
          <table:table-cell/>
          <table:table-cell office:value-type="float" office:value="19">
            <text:p>19</text:p>
          </table:table-cell>
        </table:table-row>
        <table:table-row table:style-name="ro1">
          <table:table-cell/>
          <table:table-cell office:value-type="string">
            <text:p>periodistas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string">
            <text:p>fue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nunca</text:p>
          </table:table-cell>
          <table:table-cell/>
          <table:table-cell office:value-type="float" office:value="19">
            <text:p>19</text:p>
          </table:table-cell>
        </table:table-row>
        <table:table-row table:style-name="ro1">
          <table:table-cell/>
          <table:table-cell office:value-type="string">
            <text:p>comentó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string">
            <text:p>empresa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puedan</text:p>
          </table:table-cell>
          <table:table-cell/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forma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string">
            <text:p>debe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nadie</text:p>
          </table:table-cell>
          <table:table-cell/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pese.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string">
            <text:p>unos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sería</text:p>
          </table:table-cell>
          <table:table-cell/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asegurado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primera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estos</text:p>
          </table:table-cell>
          <table:table-cell/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problemas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otro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tenía</text:p>
          </table:table-cell>
          <table:table-cell/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afirma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congreso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existen</text:p>
          </table:table-cell>
          <table:table-cell/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omunicado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hoy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podrían</text:p>
          </table:table-cell>
          <table:table-cell/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string">
            <text:p>impedir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confió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mantiene</text:p>
          </table:table-cell>
          <table:table-cell/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string">
            <text:p>-fpt-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quiere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entre</text:p>
          </table:table-cell>
          <table:table-cell/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string">
            <text:p>año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sido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representa</text:p>
          </table:table-cell>
          <table:table-cell/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string">
            <text:p>pensar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francés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algunos</text:p>
          </table:table-cell>
          <table:table-cell/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string">
            <text:p>sostuvo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yo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otros</text:p>
          </table:table-cell>
          <table:table-cell/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string">
            <text:p>tenemos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string">
            <text:p>ya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-0">
            <text:p>-0</text:p>
          </table:table-cell>
          <table:table-cell/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string">
            <text:p>españa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string">
            <text:p>ue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van</text:p>
          </table:table-cell>
          <table:table-cell/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país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string">
            <text:p>cualquier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dijo</text:p>
          </table:table-cell>
          <table:table-cell/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consideran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string">
            <text:p>mismo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permite</text:p>
          </table:table-cell>
          <table:table-cell/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además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string">
            <text:p>necesidad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serán</text:p>
          </table:table-cell>
          <table:table-cell/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parece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string">
            <text:p>ley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siempre</text:p>
          </table:table-cell>
          <table:table-cell/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indica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string">
            <text:p>esperanza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incluye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string">
            <text:p>hecho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estado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yo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string">
            <text:p>tendrá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fuentes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cualquier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string">
            <text:p>acciones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puntos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todo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string">
            <text:p>denunció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nueva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deben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string">
            <text:p>asuntos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porque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objetivo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string">
            <text:p>recordar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hay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ambos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string">
            <text:p>gobierno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consideró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hubo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string">
            <text:p>importante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primer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sufrió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string">
            <text:p>nada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ciudad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pretende</text:p>
          </table:table-cell>
          <table:table-cell/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encuentro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actividades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participan</text:p>
          </table:table-cell>
          <table:table-cell/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declaró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además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presentó</text:p>
          </table:table-cell>
          <table:table-cell/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equipos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2000">
            <text:p>2000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viajaban</text:p>
          </table:table-cell>
          <table:table-cell/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o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mucho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forman</text:p>
          </table:table-cell>
          <table:table-cell/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criticó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debido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estará</text:p>
          </table:table-cell>
          <table:table-cell/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lamentó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contra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además</text:p>
          </table:table-cell>
          <table:table-cell/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dicen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cuatro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habían</text:p>
          </table:table-cell>
          <table:table-cell/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previsto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ahora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tengan</text:p>
          </table:table-cell>
          <table:table-cell/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ayer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funcionario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finalmente</text:p>
          </table:table-cell>
          <table:table-cell/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cuestiones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aquellos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trabajan</text:p>
          </table:table-cell>
          <table:table-cell/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quiere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999">
            <text:p>1999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sean</text:p>
          </table:table-cell>
          <table:table-cell/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admitió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única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mantuvo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advirtió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españa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parte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indicaron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situación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ésta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indican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confía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actualmente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empresa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eso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tendrán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proyecto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mercado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ellos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medidas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brasil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destacó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señalaron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menos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agrupa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pesetas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sentido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opera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aquellos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comunidad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pasó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anunciado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;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reúne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jugadores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momento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tras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negó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partido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así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entrevista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europeo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publica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indicado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día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aunque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establece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problemas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tenga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técnicos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psoe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estaban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zona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único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deberá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pp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algunos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hacen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fútbol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esa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eso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seguro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era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nosotros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recalcó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muchos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dos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afirmar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comisión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esperar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afirman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bien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forma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mejor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él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ocurre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tener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martes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viven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señalar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unas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ni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creen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otra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da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entiende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joven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llega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mismo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había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preside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temas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cuando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terminó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ley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estudio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participaron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ciudad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asdaq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dejó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tenía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onu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tanto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actividades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uevo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componen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señalado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soldados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mantienen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dinero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socialistas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provocó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hace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analistas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ganó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semana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si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parece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confirmó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me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permitan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aseguran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sector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recibió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club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fútbol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prevé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pensamos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ese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corresponde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días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efe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atraviesa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uenta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nada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incluso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ento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siempre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afectan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ambios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será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candidato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onocido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social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integran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mercado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aznar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espera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ampeones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seis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varios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público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poco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he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significa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momento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hubiera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tuvieron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iniciativ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llegaron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reconocido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fiscal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constituye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diciendo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-fpa-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logró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siempre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aquella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esto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ahora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informe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méxico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explica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donde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ella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dicho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lig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pone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necesario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policí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comenzará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allí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interé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motivó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asegurar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español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participarán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antes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periodista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nuevo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alcula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socialist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dispone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nacional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día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respecta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profesionales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mism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murieron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estimó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operación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afecta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parte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puedo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quiere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información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esto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presenta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sociales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fueron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prepara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recuerda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segund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tal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europa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esta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supondrá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lugar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líbano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todas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explicaron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prens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ir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sabe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público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pekín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queremos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electoral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sucede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menos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cultur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considera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piensa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sólo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eta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tal.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ello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quieran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obra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barcelon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obtuvo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regional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autoridade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llegan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pidió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sectore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asistieron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supone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parí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dio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evidente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sindicato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unos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social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señaló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realmente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pide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importante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estén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primera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parece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dirige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osa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económico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debería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prevé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chevenement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refleja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obras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último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puso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ver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sevill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otro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madrid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explicó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oncluyó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declaracione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problem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bajó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iniciativ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tiemp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iba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medid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pas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pretenden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entidade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trabajadore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apenas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labor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guerr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operan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explicado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dice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dará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español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medid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hina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demostrar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oe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implica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español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juez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permitirá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espero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españole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pertenece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no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un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alificó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ancione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grande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telefónica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tenido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paíse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después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libro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1998">
            <text:p>1998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regula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asunto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alg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disputará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iniciativa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jugadore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necesita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juego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cad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onduce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alumno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empresa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posee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tendrí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actividad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encabeza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otro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quiene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ofrecen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estado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inclus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onsideró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gente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tiene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juega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debido_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principale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israel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resaltó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mismo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ocupó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matizó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mayor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haber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mujere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todo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significa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sabemo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proces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aparece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sectore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rat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pensar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tengan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serí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llevaba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papel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sí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padece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demuestr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ministr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recoge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vid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confianz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participó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servicio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internacionale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tenían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acuerdo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municipal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del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osa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suficiente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pide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político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se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realiza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primero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hacer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desarrollan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erto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jueg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supuestamente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onstató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lehendakari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omo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saber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israel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sede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ausa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conclusión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reciben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omprobó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político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según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dólare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ventaj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incluirá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demostró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siete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dicen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tale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dejó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podía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teme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lozan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permita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lesión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text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dice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organism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servici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quedó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fiscal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gándar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ontrola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mantuv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servicio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dejaron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apoy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grupo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alguien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-fpa-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reunión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mientras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considerad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segur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habría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*0*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demand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llevan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temporad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verdad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muy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difícil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ataluñ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tan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chin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investigación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erró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sabí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(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otizan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esfuerz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localidad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sí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asimism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vez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obligó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presentarse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franci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enfrenta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teng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asegurad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osteriormente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señalan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jugador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decir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ve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atalán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residente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ministr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navarr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dé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vist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diez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firmó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fue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juni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sin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sector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tiempo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omienza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aclaró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municipale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lgunas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impidió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león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esté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político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inversore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habrá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institución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siniestr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ofrece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conocid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amin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falleció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puntualizó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turism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brasil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oportunidade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español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muchos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rey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obertur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existan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candidato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salud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ello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valore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valor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tuvieron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decisión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telefónic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rofesional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circunstancia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internacional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ejerce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inversión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dejar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eeuu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sostiene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sentenci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ermitió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israelíe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zon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fuera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pedid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tecnología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representan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aspecto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accione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sistirán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bien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próxim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oncierne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destacad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ompañí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generó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permitir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vario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hará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conseguir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temor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ontará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añade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entonce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supuso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polític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.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udieran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solucione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fin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elebrará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mañan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hemo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onstituyen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cifr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entidad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mantendrá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económic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document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venezuela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capital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tribunal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ctúan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valenci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le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desarrolla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cantidad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manifestó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umente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;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acusad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ontaba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estado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est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sobre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pele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ejecutiv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tomar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descart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sabe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busc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debate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ide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organiz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solicit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grave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demostró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razone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rey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ejemplo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recordad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red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mantení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onfirm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resultad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llegaban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plant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yud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roduce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ongres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úblic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organismo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permite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millone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resentan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us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izquierd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onst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mund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nivel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reside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reveló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insiste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asi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tarde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juici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washington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precio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ell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lgún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dato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ejércit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gran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importanci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laboral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estarí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buen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regional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agar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investigacione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medida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ontinú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evolución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cuerd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establece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soldado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razón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utilizan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futbolista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técnic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sigue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reconoce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real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modelo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sociedad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olític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men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hora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ropuest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asar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permitirá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diciembre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omparten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habrí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obstante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tener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adelantó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origen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hávez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mayor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seguridad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salir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plantill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sensación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otorg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tal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fernández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sistió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fiscale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arlament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te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despué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rimero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resultaron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dejar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mese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umple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risi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eseta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murió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seguidore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iert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llevaron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fácil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inmigrante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retendí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ni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hace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j.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opin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tienen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quel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niño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desde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cabó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reemo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ropietario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entonces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hombre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omún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onsiste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peor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samble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hemos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impuesto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mes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cab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quisiéramo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rgentin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nfí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maner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ientífic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ree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aseguraron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juzgad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quien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lo_mism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europe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reclam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espaci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olombi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tod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grup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brasileñ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intent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israel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eleccion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debió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denunci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asi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ocup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hiz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as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studiar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pasad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yuda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erdió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objetiv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yuntamient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llevará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opción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trabaj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miles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quieren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doce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sos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política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lcalde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resuntos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oportunidad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uestion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uponen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final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radic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yud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decisione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tlet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ntran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piens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temporad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resunto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afirmad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artidari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vive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mantiene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york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mínimo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trabajo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dirigent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utiliz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juici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medi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seguró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vehícul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vuelt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gane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mujer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ádiz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segur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reconocer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selección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ncede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demostrad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sociedad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articip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subray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odrí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decí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dificultade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explicad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demuestr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do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ampañ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gobiernan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decí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local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eñal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propone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aus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idió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autónom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nuev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luego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imposible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normativ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nad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much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ví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lemani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título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hombre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hagan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hub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ertez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dependen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producto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odid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debí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zona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onflict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iu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siempre.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arte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ant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inmigrante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su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éstos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experienci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información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tantos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saben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ivil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arecí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amenaza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iudadan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rgentin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habí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movimient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decidir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omprobar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jurad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ntempl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parecí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fronter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rodujo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dijeron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justici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intenta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decidieron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rincipal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irvió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madrileñ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deci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tres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omercial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gent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irve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kilómetr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ropiedad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une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tem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libr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trabaj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tr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libre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defiende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precis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mpromis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incide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onfesó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descampad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abe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un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jueg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investig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pregunta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langre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faltab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artícul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sunt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uebla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decidid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varia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fecte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999">
            <text:p>1999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fuerte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imputados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998">
            <text:p>1998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spaci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ituó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recurs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denunció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ntrará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optimism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derech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umple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informó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ábad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menzaro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onsiderad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in_embarg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ubiero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alegó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anz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rí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retir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rueb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mejor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milician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viru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ntonio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obligacion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egund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valúe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presentad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objetiv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ocupaba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enfermedad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gente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gestion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gast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opinión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resentaro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alguien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nosotr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asa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vasc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ampeon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aliero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gol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final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iente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interio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sa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viví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acción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reconoció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alió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deportista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luxemburg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ocupa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futur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nsejer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oblig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entr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israelí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trata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númer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entr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garantiz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valo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uenta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teng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ircunstanci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nuestro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interé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tercer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figur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actitud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mujer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lleve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acordad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fech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ertenece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familia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guira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urop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proces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norma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mi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indica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osible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stuvo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onflict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euu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nació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edifici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iruret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sista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ue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lla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ntó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vec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vid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residió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aprovechand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sa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nuestras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ivil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mpetición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nsidera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iudadan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robable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brirá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libr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hay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uperar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observó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xtremadur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inst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act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larrein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ale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objetiv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leon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impidió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municipal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general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scribe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ompetenci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rogram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llegue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empresari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minut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sciende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pen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mañan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stamos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entonc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incidieron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star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operación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ccionista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zatopek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temen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insisti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ncluirá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mod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cuado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igue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hace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quién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rusi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jueg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busca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grav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precisaron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declaró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upong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operador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rimer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articipará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derech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uerp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resultado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fundamental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egur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formará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gol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form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sumió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document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ultural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ensab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públic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directiv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dej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tod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ducación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sas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agreg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diari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nvoque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viru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ne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realizará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acepta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unid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ntrolab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pedí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istem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stó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not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instalacion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tampoco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ventaj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eman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intentaro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doming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iu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nfrentarse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et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aul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lcanzó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es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roduct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resultó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auguró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terce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result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nombramient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'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recientemente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franj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di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o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period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rendimient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nte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especial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firm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la_nuestr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premi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osibl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eñaló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expert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divers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ermite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empresari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xactament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ometerse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millon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jornad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écnico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aficionad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uert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ar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entende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investigado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ide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ultur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operativ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chazó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sól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etroler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dic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provocó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notici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alizó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ret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ota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ocio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2000">
            <text:p>2000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medi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ufre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proyect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op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hag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vem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teinbrenne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or_ejemplo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balance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nscient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eguir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milita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ong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vay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él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kilómetr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vacúa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médic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manue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se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tenían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tem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oco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razón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ancion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uatro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espera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opula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stados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grup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tant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ejore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robable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us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punt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eligr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lar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cidi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reforma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obla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unto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edirle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falt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xplic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iden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múltipl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hiban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gu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bogó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naciero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visit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ducativ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ios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onoce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uban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stados_unidos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móvil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tard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see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institucion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quejó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oduce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gustarí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rtefact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ntrenador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erá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monti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iter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facilita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rític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viene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ubrayad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local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líder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asajer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incidió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ay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mes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enad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as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órdob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fuent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zabalz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legand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recurs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mpulsará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influenci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1989">
            <text:p>1989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éstas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tendrían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notici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hay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otr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realidad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articipe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oc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tenem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us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urios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republican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vanzar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(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sesor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juez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descartó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venezolan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ovocaro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'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incide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erminaro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imágen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gonzález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ncontraro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moment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ersonaj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compañ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declarad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garantí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ur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obr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acient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ntraro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eniz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quier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yudas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ve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esidencia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sperab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u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inochet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lberg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roblem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olm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mpartirá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fectad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ndes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usted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terren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sl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oner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ret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galici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one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etroler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allorc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ustituye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nua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nocimient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hiciero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dirí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oficia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oldados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estudi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hizbulá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stará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edad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universidad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nvierte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retend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hin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mport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sociacion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má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nducí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generalitat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uert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jugará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europe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rag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áximo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junt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emor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side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otrondi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ejo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rinidad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inem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gua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cus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dij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arian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inaliz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riesg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in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gres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as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vasc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alve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ertame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dmitió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ezcl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onfies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nadi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mpez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rtist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jafn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llegue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forma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ontañ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nuevos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tre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arg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inalizará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error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utur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struy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gest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númer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imiti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déficit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irecto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engo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rovoca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lantill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obispo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ositiv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conómic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odrá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onst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utbolist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n_todo_caso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español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a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uper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as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jiménez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antuviero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ar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eñal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currir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menor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ogram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ocurri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dmit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hávez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ntinuará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omunica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opcion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ctuará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esperab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equeñ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llegará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incident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écnic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avorece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dí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g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flej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lugar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formad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ningú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orqu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vigilanci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cord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operacion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lub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quizás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lanteamient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mbient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ligi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alcula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xtremeñ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ermanecí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human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nuev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ntiene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juev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lui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gistr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lamenta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risi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al_vez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riesg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incipi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epar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marroquí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opinó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ve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abez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oled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jar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inglé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í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luis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violenci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ofreci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inform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unidad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elebraro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rític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eri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ncabez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quier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unicipi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alizará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osibilidad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ni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ratar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ensibilidad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niñ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obablemente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desafí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urop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zon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poyarl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utonomí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oscú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diferent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ip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berí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ñadid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ivatiza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nuestr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oldado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ést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adece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edi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hombr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erú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onsiderad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h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guiab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isl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que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gentes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bilatera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oductor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erminará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medi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eo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mpezará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determinó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éxit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nsigui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golpist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art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xpres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máxim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et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volucion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universidad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nsider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orman_parte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amin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la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ox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mistos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bp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firm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impidiero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cidió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cudi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restigi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odem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yugoslavi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fall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uerz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vertirá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mis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líne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nllev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unqu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ocasion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ilitab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-fe-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viern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iembro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universitari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pend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pende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laz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garcí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arc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brasileñ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seguraro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votaro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cb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lgun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cumul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alv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antande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om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rgument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re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tensificará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barracon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nunci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mpensació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alificó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esidenci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re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alabr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il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nunci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ropugn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orde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eside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ide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uebl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tent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ocurrió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luga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irtel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emple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tens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lugar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trabajado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stitu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ceptar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exigi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eléfon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ivindic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dmite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elula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edí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disciplin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inistr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irve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internaciona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alagueñ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lausur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helad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g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mience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eti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hiz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endrí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erí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vecin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ugur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ilus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termedia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habl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í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ilot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mpartí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universitari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herman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eviamente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síquic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ediant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cordemos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departament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ransport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quiere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mbient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xposi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ningun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ómput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s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erder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mitad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umbr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solver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riva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s_deci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novedad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fundamenta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ecnocom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elebr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domicili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usi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ermin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grari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emi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ocupará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ropuest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gast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uncion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firm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ivis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quiere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garantiz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xpert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bre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económic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organiza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jugará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jurad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municad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viert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hectáre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tlétic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nsiguiero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municipi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fecta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irigi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milici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erson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uele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onversacion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ersona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odrá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reci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ení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zznm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ompañí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tenton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anadá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rancel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elevis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conoci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definió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rech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nsistirá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tip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jóven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gobiern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oposi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hor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cibe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ma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xchang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aliz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onsiguió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ovimient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ige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expresó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inc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ervirá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libr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ircunstanci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rabajab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que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arlamentari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ubray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herid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vers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lcanz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opina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lement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ctú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e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nveni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lider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individu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ir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ufriero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e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tirar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lesion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nsejer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osible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marc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irec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acilit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respondió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ctua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opone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severó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obresale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banderad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nvencimient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igur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uadr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vicelehendakari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udiero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líne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ode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ocede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andidatur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nilso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hací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hace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stadounidens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sper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ued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nt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mpondrá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important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no_obstant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ntiene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distin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nunc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bush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ola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óvi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oportar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ofert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bbv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entidad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rabaja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front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ompañí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utónom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visit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nunci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sraelí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cab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ugeri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onenci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mbas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encill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dministra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lfonso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ú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co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gener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únic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ellad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mpite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resolu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spera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cuador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reg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ndalucí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busc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general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écnic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enadores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noch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estig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icrosoft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títul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oduct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odamos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tabl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negoci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imero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itú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s&amp;p500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imer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intern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ncuentr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spir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madr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web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tali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recisa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dicó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erraro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er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kosov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sarroll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victori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part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umentó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organizacion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es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hací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manifiest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utomóvi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tentab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huelg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ostsoviétic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ntinu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grav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baj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isputará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grav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mentó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ntinuará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etap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quip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ése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ctuacion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fi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otr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as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socia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grav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upong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opi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ispone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explica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nv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base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galardon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opi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berá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edirá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grari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aus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yud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mpres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itular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ataqu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bander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ataluñ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otr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corrid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labore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inform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sistid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eveía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riquez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obre_tod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(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incorpora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dici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'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electora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ota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xigí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ondicion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urant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scritor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estrategi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ndaluz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llianz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mprescindibl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sarroll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necesit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semplead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ivers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vivi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etroler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oc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igurab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ud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londr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cib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ctua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í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edomin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nmediat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ocurr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mab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mis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voz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abora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bombarde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vit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ercer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oc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ritic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reí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az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v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ntrenamient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últim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val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mprobaro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bas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teris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norm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valenci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brido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euu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ánchez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cid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egímen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mpetenci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spond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écad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stad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ranci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indicat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llianz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ud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umor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utonómi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jugado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ecanism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iv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nlaz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eruan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hac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lvarez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mplicacio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cedi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nterpret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baj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rtid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alidad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c_barcelo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tac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mig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u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_igual_qu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hay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ampesi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rigí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arg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mpetitiv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ura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vent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mplicad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olici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arg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vallvé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tudi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genera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mplead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tendi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ncurs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teresa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templ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lient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erl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nalic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ogram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nacion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firm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opuest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mpiez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muestra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un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et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vehícul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m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suelv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dentificad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rgenti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ch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utomóvi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cin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oba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fi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lint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socia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pso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cedi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ncentra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gere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07.256">
            <text:p>107.256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ometió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ba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cogi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odificacion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or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lombi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iez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bolivia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firm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arrer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vot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eci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mand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árbitr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clama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uest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ich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ot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fórmul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otiv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s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us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jun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petirá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ivad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visita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ub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otr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uruguay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m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organiz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o_sól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se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adrileñ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arr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ien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buen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jug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se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stantáne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clui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u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badajoz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tende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últim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munodepres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promet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endrem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japó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ncluyó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44">
            <text:p>14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ministr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exican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ice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p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scolar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om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cis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bancari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aque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ode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ocalida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mc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uvier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quehace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dministr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cord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ecesar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bligarí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uicid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s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ertelsman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figurab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r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mw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ransi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inanz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omin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ontaj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dí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eguirá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ejuici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ominica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iaj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funcion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orm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cog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osqui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inister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st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cidió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bú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ra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baj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avar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nunci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ve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genc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illafranc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scar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re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lí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áctic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rances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enzab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diom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obl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sibilit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otiv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grav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mpid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est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bog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isciplinari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umeros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templ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hachí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ertelsman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tablezc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balz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rganism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an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nacion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yanqui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tua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alle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uev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lama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an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sitiv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g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ritic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or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uch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stados_unid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vis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tabiliz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xig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alencianis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íse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lum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unidad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ept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ot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ic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elará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uchach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sponsab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osni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epresentacio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le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ierd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ci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hav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mplant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ntrenado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xcesiv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sput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ducíam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vinc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poy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udad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up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olvent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va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tergubernament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-fpa-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ubsidiar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rtugues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poy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eiter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cesionar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tuar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utomóvi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cesa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lificab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fija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utobus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g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mage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r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senta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amen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loque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oc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naugur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eno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bligu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ecordab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pañol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bandona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necesar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ci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enemo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onj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fert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ept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ub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recuenc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ilitare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ig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lmrphs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uto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ficaz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lo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terlocuto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erfil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kreme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btuvie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rabajado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ebid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anado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navar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endrá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ogra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un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elará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lante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negativ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juec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amenta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opul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ecesari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acilita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mpuls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accionar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ostr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erso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er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amo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ur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an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pici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gasoli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ráncfort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vá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oduc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gú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ediado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espe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a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qued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nuev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lanteó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stituy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s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uni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recí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oj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vist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ripl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iterari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imave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ig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nuev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997">
            <text:p>1997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jesú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leccio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992">
            <text:p>199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elipe_gonzález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ermin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ventu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actore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falt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licí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ng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ensu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ptimism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dr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munidad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xter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onzález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le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ia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arantí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llá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mista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timul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ecis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avo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centr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irve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ilita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eg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as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xplot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fiend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olicit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uto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scribi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boni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rist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jena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ituars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berc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quier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ugirió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uest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ministra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fond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udc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oto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uba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rances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se_a_qu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omes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sturia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menaza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xpon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943">
            <text:p>194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odifiqu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rtefac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cienc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umpli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ateri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postel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levamo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econociero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ainé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bí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iemp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os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stal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spañol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zarrí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gula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washingto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ue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josé_luis_sierr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aisaj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o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sis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ur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difici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avorezc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rabaj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vestigacio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presentant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ntermediar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ndidatu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juga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ógi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910">
            <text:p>191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cta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occero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eism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tervendrá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alifica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ar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pici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oc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9_de_ener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edi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evel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ayo_de_1999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bogad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espec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jed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visiblement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la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xpedie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peti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istribu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sí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se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ena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ibané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sentab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bagg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eder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form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otativ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talian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ra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rbanísti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ud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tacab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olicí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rec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firm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bols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xaminará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eamo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irecto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in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m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fiend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fíci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pi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agistrad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cluy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present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979">
            <text:p>1979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maz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koehle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ilita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andatar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reci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uto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fr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pris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acion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tagonis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nunci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riodism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quí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lante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venienc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uar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ste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nco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ualquier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ntendem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alea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tinú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ocumen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lombia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cibie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dentificad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acionalis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us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alculó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ij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onsej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vo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us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ani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anifestaro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atisfac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-fe-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íbano-israelí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emperatu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scil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amañ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alles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alic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lant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e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arian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air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oadr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ec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ncend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ibertad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abitualment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gonzález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nfermeda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cibí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grand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jercic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ierd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ersonaj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yong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olkswag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eligros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ra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jerz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ecnologí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áxim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btuvies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emátic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jus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casiona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nverso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or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lev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adurez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erren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nviad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stimaro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umanidad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alv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lombian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ier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echo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sconoc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edef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us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norm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koehle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r_ahor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cotas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trobr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corr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usulma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tablec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añana,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jen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scu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acemo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u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sentó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portista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alab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esí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mostra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ntendi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entr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enti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alamanc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abi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strell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uar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ura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obje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sesina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ig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apeler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arse_cuen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dopt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ndígen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uede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ad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cordaro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fuerz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rtur_ma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ctivida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luev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rmitirí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nmuebl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ch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gistr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artícul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ur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sigu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ogr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u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justific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ntac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fesion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omari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contecimien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simism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frece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i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se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eler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scens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y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fendi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boga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nton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tribuy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vuel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lectiv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inistr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esentab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utiliz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omamo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eelegi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igu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ueva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as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iami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rrespond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ntinú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ech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al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nfirma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inaliz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usació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eriódi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vencid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simir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financi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odel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lev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ádiz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eirut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teresab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vuel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igue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st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ngres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portist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casion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erritori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it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elera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elec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au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estig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so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in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ducirí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42">
            <text:p>14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ándos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sciend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xperiment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spues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oled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ig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adita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nunciar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riunf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uncionamien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limina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ualquie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eng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mach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ampañ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kant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tu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ñadiero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temporad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feso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oc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moró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rtugal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riunf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mple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rmitirá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fini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ene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ord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ok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sta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meric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finid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áctic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olucion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xportacio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formacio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fende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por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céptic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.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onde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olu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os_nuestro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stadounidens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ier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levars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ispar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uard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sist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obv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it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scansab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rgumen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titu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reemo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nadi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ovic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incipal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ndustri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abor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ced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vigo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ingú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sisti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ntra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sigu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ficul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ví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quizá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uscab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ntendí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lm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spier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ncendiari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ráfi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rea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xun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ol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legab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erspectiv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ti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trimoni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uban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bservado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erc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futbolis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uer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el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gas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eñal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h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igl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istem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dependient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ensan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an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quis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áctic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gricultura.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únicament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jugovic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fendió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arí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erritori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rédi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punt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biert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mb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gres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originó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ater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stin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iens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dific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sten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enach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ucharem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stig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ermitirí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árez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terveni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vit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ierr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arc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valencia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ec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spondi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guard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nterio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om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ener_en_cuen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i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sigu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dentida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tec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quier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fresi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grar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reci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xterminado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ism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bat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ogram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oci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.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hávez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ont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ab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ensaj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us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dministradore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xige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ica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í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francé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nsamien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em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alm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duan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parezc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ráfi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rtugué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tercept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uer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lien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ociété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nsult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uere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teres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v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o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berga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ficiona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ecánic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nunci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g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époc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ria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udafrica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rtug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gal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rédi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ore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gricultur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ecuerd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ap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segura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legi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oscú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uionis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xtremeñ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conocimien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ircul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mu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is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sa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entenc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ies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toy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uel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quizá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ustrali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im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ces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o_mism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lacenter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rm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suntament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segurarn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i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oscos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elacio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eb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per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ism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sultaro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ehendakari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c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fron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entiment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erá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kasparov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uces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fier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ópez_de_coc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ultiv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rlo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spond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omb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fí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paci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sfuerz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l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or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ncretó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abadel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ransportab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etirad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ervi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bandon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ditori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lane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jueg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sperem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les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seab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humeda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idiero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rlo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udamerican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écnic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olpe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eivindicacio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u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rea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i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in_embarg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operari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uel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per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vanzó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és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fectar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evisio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ibanes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sponsabl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fies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eed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ransmit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urist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aj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crement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.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tegorí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anej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mostran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ru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ircul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edicamen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is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icier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o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.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ecretari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ram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unicad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acerl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ól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errei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nunci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esident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ir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lev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nfermedad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uñoz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iteratu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cipitacio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seí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ree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tu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antení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uadrad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ivile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l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xper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igui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gent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kí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inistro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nfianz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amil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mposibili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gananci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ungrí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ye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aquet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emeni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dund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ten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arch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percut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ébi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ubie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jorg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atálog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uadr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ediant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xtranjer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áre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perab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munitari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fere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umula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bilater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rib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itú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li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or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lectrod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oducto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nse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tent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ues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ergip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mpacta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dentific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xfe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edi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éxi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lec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perab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orprendi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rec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iaja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nte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quevert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eres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nfermedad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.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ermin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ejo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elsinki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cis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ctu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ité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ace_fal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olesti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édic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nsider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atut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bergab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ositiv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drí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bati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el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340.922.71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queremo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nteres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decua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muev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puntaro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isbo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nlaza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iálog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pun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sultado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valor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o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ímbol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janeir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termediari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mplea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uz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oni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ingun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viliz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uen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ñadi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fund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gal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omin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lectricida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olicitud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uer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c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n_contra_d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ermin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rge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iudada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ntrañ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eme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tudi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ila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pun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toy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udier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ocasio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mportant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porta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necesida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enéndez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abl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reí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uma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b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ctiv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uma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olivi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erjuici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uto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pedrea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termin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otele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ede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osibilida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re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ald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udada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uv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cluí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ncep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pañí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jamá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huma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incipa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lí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forceje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formáti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nuncia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huma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xpres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mbi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esupuestar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or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eno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c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tologí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tudia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tenta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ociedad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err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mpens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áce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ablab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eclamó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ayorí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pliqu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ofic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estimon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di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fuer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mpresari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abrí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nformáti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guirr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opor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rog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per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cedi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uto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alaver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fectu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lcohólic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heinmetal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arrer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rech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rticul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alla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ayorí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sponsabl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yud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senci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illalob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volvi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entimien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nunc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aba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ecisame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erm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nsarl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ocalidad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ten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gun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mple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iberta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j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spec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tat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rresponderí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huesc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eman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eps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al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guil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bandona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uebl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as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alora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rregularidad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s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ira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ir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raj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currí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fianz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alagueñ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al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bautiza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solu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corrí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ncremen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on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iajab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novel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creme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rdedo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fórmul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o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iv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cla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ener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tablece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nternet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hechen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qu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vecin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rua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spirab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egun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och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tuvie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ilo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zerbaiyá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xpusie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ncentracio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rectiv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acud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nformativ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sun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gistr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ay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sejerí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verti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fan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le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rigirs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ransport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uenc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tení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ntusiasm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endrí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cluirá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adr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at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rdie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esimism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untualizó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ucha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s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salu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gnor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edirem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sad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ntr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jecutiv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partí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pusie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or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evad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3">
            <text:p>33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ir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gip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eí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habitant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sturi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tagoniza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asad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éxi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e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rgumentan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rganizacio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conoce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ratamien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duci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an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bosqu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a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scurri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aíd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tu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in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éxi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be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pt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cuerd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uerd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antene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de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ntr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rredo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ponent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sult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mbarg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mbarg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ngros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opularida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queñ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ot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us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ober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rein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lbanes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iej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it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iscrimin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únic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cupab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érmic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lític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ivi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fallecimien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bducto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uestion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arej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ir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plicarí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tentad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actic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abemo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nombró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taf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nfrenta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gas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oveda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prendiz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port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ncú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abab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ganader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meijid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acilit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ivis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demniz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lev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actic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col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arinó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olímpi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perio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rata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vitará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rcialme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i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organizado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eno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aja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scol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erre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rure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eno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er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ostra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upone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mpresar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nam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opin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peranz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prende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viej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ombr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stac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xplic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ij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arí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hij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tab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olvi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naliz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dvier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scendi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jó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reix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terpret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equier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an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ervirá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dvier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ísi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cenari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nosotr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mis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rá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barre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mpresari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den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oses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laz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edida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otes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ujo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ruz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mocráti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stej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édico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laz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laz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vé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úblic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cis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rmanec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nsens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gu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cribi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rédi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edian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segui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etálic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undi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uev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jóve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fluirá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cirl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onaster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cisio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yect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segurador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ficionad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ruz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rro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egislativ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olve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nim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qué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udirá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operativ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taluny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erec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ensab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rlamentar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fronta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nivers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ten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r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ctitud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dicio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aba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o_suy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risp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ener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zznm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ubernament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eneral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bara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arciag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ac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aramilita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atuti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qued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al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nseñanz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uvo_luga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oza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sun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ilit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lternativ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percus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i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guatemal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indica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den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luv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leva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sidí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quirúrgic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ficin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ifr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gover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pañer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co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fal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unidad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vapo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s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levará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viv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n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fícilment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ecib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aliz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s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roní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fec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em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mpañer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ducto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utilic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as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pues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jerc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firmab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icaragu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una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antiene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aj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ili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eelec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ie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usca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finitiv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yc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pareci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ustralia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crib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yc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lahor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rsist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nunci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obiern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orm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claración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4" office:value-type="string">
            <text:p>5%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clar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anifesta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fundie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urc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acilit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mpedirá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ferent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barcelo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ll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usca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otiva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gul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espues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ehícul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rill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ac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semple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ún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leg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uje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part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irige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c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emane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osteni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onde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en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egun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ctan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aillefe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ervic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álag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ení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scubriero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rmad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currie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conomí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quedarí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negociad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xij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ervers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eñala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2004">
            <text:p>200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rige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stent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marill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pecialme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bi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otenci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dopt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legará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mbarc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morebie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zna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rog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reedo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écto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ctú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ransparenc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s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hortaliz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enos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uní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ode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rtis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tervinie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impiez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ofí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tev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ojalá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sul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presentante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lav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cienteme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ument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mostrab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únez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plic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ider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marill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evanta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erritor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ei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ioridad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002">
            <text:p>200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tribuy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jerc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ive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sputa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ar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stitucion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í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norm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stacó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naliz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facili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ontor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sput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ermitió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erritor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queda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ncidenc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ípicame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abla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scrito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ficultad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b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entr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pe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se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urs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rmitió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abe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asado_lu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presentativ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querí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rtzaintz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ebrer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ct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stac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rr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rredo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formaro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allecie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etenid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urs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señó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figur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cej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produc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spira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dverti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iend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garr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rredo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tej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stratégic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tenid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uestr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ervi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lasific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ducí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sraelí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igur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sibilit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speram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eñala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bajis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avapié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dc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entr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ecei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pervisa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rehe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udiero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evill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ndi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arr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cluyero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opus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anco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bservaro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ilitar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ermite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stellón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mpeti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entral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cirl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varez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risioner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mposible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sper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hene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goc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istoria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ciend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rdido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ncarg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idió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nglomera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erta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ali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atida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olicitab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anco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documentad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lidad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rec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migo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ermit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torce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rdiac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égimen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tul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vidente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ápi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egislatura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atur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ndaluz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lané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lzado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sistió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alición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otografí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rgo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stim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enta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egislado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sponsabilidad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ydney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ntidade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lo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amela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rem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ecánico-electrónico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oc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ficultad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munida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rqué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ccionist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ran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res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tlanti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rogramad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eléfono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gurida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moción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parece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orpresa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sistenc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uesto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cadémic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ydney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seabl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co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ópi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mesa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sde_lueg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puesto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íve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stitucione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roductiv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norme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ñ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ntevedra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versio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arantía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oc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oland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nicipi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rsonale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ses&amp;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rdóñez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rmamen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versione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leman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es&amp;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radóji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icrosoft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magin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tabilidad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rad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rmamento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nisteri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lamativo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lub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ncuestado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nsta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ocupación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nt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stancia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ande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inisterial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men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enezuela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rlamen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poyo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rimer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agan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ekaa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íctim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.76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vitan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clarará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onet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rrera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ersonará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la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nsorc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ale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dro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mpuzano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obre_to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rectivo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lantacio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uestión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esc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tocolmo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spi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ot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aloncesto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nhatt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ie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límetr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mpuesto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daluz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i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oc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asta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nd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teve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spiritu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ficientemente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istem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ber-x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ut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lvidemo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eroí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atisfecho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vela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erca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léctric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rudo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se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píritu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mistos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r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ad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rdinario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vitad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emiinconsciencia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tástrofes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sucesivo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z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dependencia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últim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dia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er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josé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rgent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aben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taluñ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oada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speculativ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cuento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vestig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hirac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cio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emana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samble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emporale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nce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ajoy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casión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stiv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pital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31,9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uropea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ten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bras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miércole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tresciento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aspiramo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límite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cplre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gradual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espacial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sean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función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ofensiva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determinado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administracione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rajoy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festival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sacrificio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</table:table>
      <table:table table:name="compare" table:style-name="ta1" table:print="false"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column table:style-name="co1" table:number-columns-repeated="3" table:default-cell-style-name="ce2"/>
        <table:table-row table:style-name="ro1">
          <table:table-cell/>
          <table:table-cell table:style-name="Default" office:value-type="string">
            <text:p>CON_TILDE</text:p>
          </table:table-cell>
          <table:table-cell table:style-name="Default" table:number-columns-repeated="2"/>
          <table:table-cell/>
          <table:table-cell table:style-name="Default" office:value-type="string">
            <text:p>SIN_TILDE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" office:value-type="string">
            <text:p>[ PREV -1 ] </text:p>
          </table:table-cell>
          <table:table-cell table:style-name="ce1"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>
            <text:p>por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string">
            <text:p>,</text:p>
          </table:table-cell>
          <table:table-cell/>
          <table:table-cell office:value-type="float" office:value="2836">
            <text:p>2836</text:p>
          </table:table-cell>
        </table:table-row>
        <table:table-row table:style-name="ro1">
          <table:table-cell/>
          <table:table-cell office:value-type="string">
            <text:p>de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lo</text:p>
          </table:table-cell>
          <table:table-cell/>
          <table:table-cell office:value-type="float" office:value="727">
            <text:p>727</text:p>
          </table:table-cell>
        </table:table-row>
        <table:table-row table:style-name="ro1">
          <table:table-cell/>
          <table:table-cell office:value-type="string">
            <text:p>¿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de</text:p>
          </table:table-cell>
          <table:table-cell/>
          <table:table-cell office:value-type="float" office:value="677">
            <text:p>677</text:p>
          </table:table-cell>
        </table:table-row>
        <table:table-row table:style-name="ro1">
          <table:table-cell/>
          <table:table-cell office:value-type="float" office:value="-0">
            <text:p>-0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y</text:p>
          </table:table-cell>
          <table:table-cell/>
          <table:table-cell office:value-type="float" office:value="488">
            <text:p>488</text:p>
          </table:table-cell>
        </table:table-row>
        <table:table-row table:style-name="ro1">
          <table:table-cell/>
          <table:table-cell office:value-type="string">
            <text:p>,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la</text:p>
          </table:table-cell>
          <table:table-cell/>
          <table:table-cell office:value-type="float" office:value="435">
            <text:p>435</text:p>
          </table:table-cell>
        </table:table-row>
        <table:table-row table:style-name="ro1">
          <table:table-cell/>
          <table:table-cell office:value-type="string">
            <text:p>para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el</text:p>
          </table:table-cell>
          <table:table-cell/>
          <table:table-cell office:value-type="float" office:value="349">
            <text:p>349</text:p>
          </table:table-cell>
        </table:table-row>
        <table:table-row table:style-name="ro1">
          <table:table-cell/>
          <table:table-cell office:value-type="string">
            <text:p>en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los</text:p>
          </table:table-cell>
          <table:table-cell/>
          <table:table-cell office:value-type="float" office:value="296">
            <text:p>296</text:p>
          </table:table-cell>
        </table:table-row>
        <table:table-row table:style-name="ro1">
          <table:table-cell/>
          <table:table-cell office:value-type="string">
            <text:p>y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en</text:p>
          </table:table-cell>
          <table:table-cell/>
          <table:table-cell office:value-type="float" office:value="260">
            <text:p>260</text:p>
          </table:table-cell>
        </table:table-row>
        <table:table-row table:style-name="ro1">
          <table:table-cell/>
          <table:table-cell office:value-type="string">
            <text:p>sobre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"</text:p>
          </table:table-cell>
          <table:table-cell/>
          <table:table-cell office:value-type="float" office:value="243">
            <text:p>243</text:p>
          </table:table-cell>
        </table:table-row>
        <table:table-row table:style-name="ro1">
          <table:table-cell/>
          <table:table-cell office:value-type="string">
            <text:p>ver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para</text:p>
          </table:table-cell>
          <table:table-cell/>
          <table:table-cell office:value-type="float" office:value="227">
            <text:p>227</text:p>
          </table:table-cell>
        </table:table-row>
        <table:table-row table:style-name="ro1">
          <table:table-cell/>
          <table:table-cell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>
            <text:p>saber</text:p>
          </table:table-cell>
          <table:table-cell/>
          <table:table-cell office:value-type="float" office:value="5">
            <text:p>5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>
            <text:p>sé</text:p>
          </table:table-cell>
          <table:table-cell/>
          <table:table-cell office:value-type="float" office:value="4">
            <text:p>4</text:p>
          </table:table-cell>
          <table:table-cell/>
          <table:table-cell table:style-name="Default" table:number-columns-repeated="3"/>
        </table:table-row>
      </table:table>
      <table:database-ranges>
        <table:database-range table:target-range-address="'corpus sin'.J1:'corpus sin'.L1048576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9">03/29/2011</text:date>, <text:time>13:1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tiago Iturriaga</meta:initial-creator>
    <meta:creation-date>2011-03-29T09:49:30</meta:creation-date>
    <dc:date>2011-03-29T13:12:10</dc:date>
    <dc:creator>Santiago Iturriaga</dc:creator>
    <meta:editing-duration>PT02H52M19S</meta:editing-duration>
    <meta:editing-cycles>3</meta:editing-cycles>
    <meta:generator>OpenOffice.org/3.2$Unix OpenOffice.org_project/320m19$Build-9505</meta:generator>
    <meta:document-statistic meta:table-count="5" meta:cell-count="9843" meta:object-count="0"/>
  </office:meta>
</office:document-meta>
</file>